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content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Thumbnails/thumbnail.png" manifest:media-type="image/png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8d8b1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1" fo:font-size="14pt" officeooo:paragraph-rsid="018d8b19" style:font-size-asian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officeooo:paragraph-rsid="018d8b1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bold" officeooo:paragraph-rsid="018d8b19" style:font-size-asian="14pt" style:font-weight-asian="bold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normal" officeooo:paragraph-rsid="018d8b19" style:font-size-asian="14pt" style:font-weight-asian="normal" style:font-name-complex="Times New Roman2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1.499cm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normal" officeooo:paragraph-rsid="018d8b19" style:font-size-asian="14pt" style:font-weight-asian="normal" style:font-name-complex="Times New Roman2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officeooo:paragraph-rsid="018d8b1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1.499cm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officeooo:paragraph-rsid="018d8b1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left="0cm" fo:margin-right="1.499cm" fo:line-height="100%" fo:text-align="end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1" fo:font-size="14pt" officeooo:paragraph-rsid="018d8b1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officeooo:paragraph-rsid="018d8b1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1" officeooo:paragraph-rsid="018d8b19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reak-before="page" fo:background-color="transparent"/>
      <style:text-properties style:use-window-font-color="true" loext:opacity="0%" officeooo:paragraph-rsid="0193e734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reak-before="page" fo:background-color="transparent"/>
      <style:text-properties style:use-window-font-color="true" loext:opacity="0%" officeooo:paragraph-rsid="019835e9"/>
    </style:style>
    <style:style style:name="P1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9835e9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9fd3db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a0648b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93e734" style:font-style-asian="normal" style:font-weight-asian="bold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992411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9e04be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9835e9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a175c3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90184f" officeooo:paragraph-rsid="0193e734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90184f" officeooo:paragraph-rsid="019888d6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90184f" officeooo:paragraph-rsid="019c6808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90184f" officeooo:paragraph-rsid="019835e9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91e870" officeooo:paragraph-rsid="0193e734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91e870" officeooo:paragraph-rsid="01992411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9d433e" officeooo:paragraph-rsid="019e04be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a175c3" officeooo:paragraph-rsid="01a175c3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weight="bold" officeooo:paragraph-rsid="018d8b19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font-weight="bold" officeooo:rsid="018e4187" officeooo:paragraph-rsid="018e4187" style:font-weight-asian="bold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1" officeooo:paragraph-rsid="018d8b19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reak-before="page" fo:background-color="transparent"/>
      <style:text-properties officeooo:paragraph-rsid="018e4187"/>
    </style:style>
    <style:style style:name="P3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8e4187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reak-before="page" fo:background-color="transparent"/>
      <style:text-properties officeooo:paragraph-rsid="0190184f"/>
    </style:style>
    <style:style style:name="P3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9c6808"/>
    </style:style>
    <style:style style:name="P3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font-weight="normal" officeooo:rsid="018e4187" officeooo:paragraph-rsid="018e4187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rsid="018f35fc" officeooo:paragraph-rsid="018f35fc"/>
    </style:style>
    <style:style style:name="P3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font-style="normal" fo:font-weight="bold" officeooo:rsid="0190184f" officeooo:paragraph-rsid="0190184f" style:font-style-asian="normal" style:font-weight-asian="bold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font-style="normal" fo:font-weight="bold" officeooo:rsid="0190184f" officeooo:paragraph-rsid="01929d95" style:font-style-asian="normal" style:font-weight-asian="bold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font-style="normal" fo:font-weight="normal" officeooo:rsid="0190184f" officeooo:paragraph-rsid="0190184f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font-style="normal" fo:font-weight="normal" officeooo:rsid="0190184f" officeooo:paragraph-rsid="0190869e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font-style="normal" fo:font-weight="normal" officeooo:rsid="0190184f" officeooo:paragraph-rsid="0191e870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font-style="normal" fo:font-weight="normal" officeooo:rsid="0191e870" officeooo:paragraph-rsid="0191e870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fo:font-style="normal" fo:font-weight="bold" officeooo:rsid="0190184f" officeooo:paragraph-rsid="0193e734" style:font-style-asian="normal" style:font-weight-asian="bold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fo:font-style="normal" fo:font-weight="normal" officeooo:rsid="0190184f" officeooo:paragraph-rsid="019835e9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fo:font-style="normal" fo:font-weight="normal" officeooo:rsid="0190184f" officeooo:paragraph-rsid="01a175c3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fo:font-style="normal" fo:font-weight="normal" officeooo:rsid="0191e870" officeooo:paragraph-rsid="019835e9" style:font-style-asian="normal" style:font-weight-asian="normal" style:font-style-complex="normal" style:font-weight-complex="normal"/>
    </style:style>
    <style:style style:name="T1" style:family="text">
      <style:text-properties style:font-name="Times New Roman1" fo:font-size="14pt" style:font-size-asian="14pt" style:font-name-complex="Times New Roman2"/>
    </style:style>
    <style:style style:name="T2" style:family="text">
      <style:text-properties style:font-name="Times New Roman1" fo:font-size="14pt" officeooo:rsid="018d8b19" style:font-size-asian="14pt" style:font-name-complex="Times New Roman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style:font-name="Times New Roman1" fo:font-size="14pt" style:font-size-asian="14pt" style:font-name-complex="Times New Roman2"/>
    </style:style>
    <style:style style:name="T5" style:family="text">
      <style:text-properties style:use-window-font-color="true" loext:opacity="0%" style:font-name="Times New Roman1" fo:font-size="14pt" officeooo:rsid="01439809" style:font-size-asian="14pt" style:font-name-complex="Times New Roman2"/>
    </style:style>
    <style:style style:name="T6" style:family="text">
      <style:text-properties style:use-window-font-color="true" loext:opacity="0%" fo:font-size="14pt" style:font-size-asian="14pt" style:font-name-complex="Times New Roman2"/>
    </style:style>
    <style:style style:name="T7" style:family="text">
      <style:text-properties style:use-window-font-color="true" loext:opacity="0%" fo:font-size="14pt" officeooo:rsid="00e5ccdd" style:font-size-asian="14pt" style:font-name-complex="Times New Roman2"/>
    </style:style>
    <style:style style:name="T8" style:family="text">
      <style:text-properties style:use-window-font-color="true" loext:opacity="0%" fo:font-weight="bold" style:font-weight-asian="bold" style:font-name-complex="Times New Roman2"/>
    </style:style>
    <style:style style:name="T9" style:family="text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T10" style:family="text">
      <style:text-properties style:use-window-font-color="true" loext:opacity="0%" style:font-name="Times New Roman1" fo:font-size="14pt" officeooo:rsid="00e5ccdd" style:font-size-asian="14pt" style:font-name-complex="Times New Roman2" style:font-size-complex="14pt"/>
    </style:style>
    <style:style style:name="T11" style:family="text">
      <style:text-properties style:use-window-font-color="true" loext:opacity="0%" style:font-name="Times New Roman1" fo:font-size="14pt" officeooo:rsid="018e4187" style:font-size-asian="14pt" style:font-name-complex="Times New Roman2" style:font-size-complex="14pt"/>
    </style:style>
    <style:style style:name="T12" style:family="text">
      <style:text-properties style:use-window-font-color="true" loext:opacity="0%" style:font-name="Times New Roman1" fo:font-size="14pt" officeooo:rsid="0190184f" style:font-size-asian="14pt" style:font-name-complex="Times New Roman2" style:font-size-complex="14pt"/>
    </style:style>
    <style:style style:name="T13" style:family="text">
      <style:text-properties style:use-window-font-color="true" loext:opacity="0%" style:font-name="Times New Roman1" fo:font-size="14pt" officeooo:rsid="0190869e" style:font-size-asian="14pt" style:font-name-complex="Times New Roman2" style:font-size-complex="14pt"/>
    </style:style>
    <style:style style:name="T14" style:family="text">
      <style:text-properties style:use-window-font-color="true" loext:opacity="0%" style:font-name="Times New Roman1" fo:font-size="14pt" officeooo:rsid="01929d95" style:font-size-asian="14pt" style:font-name-complex="Times New Roman2" style:font-size-complex="14pt"/>
    </style:style>
    <style:style style:name="T15" style:family="text">
      <style:text-properties style:use-window-font-color="true" loext:opacity="0%" style:font-name="Times New Roman1" fo:font-size="14pt" officeooo:rsid="0193e734" style:font-size-asian="14pt" style:font-name-complex="Times New Roman2" style:font-size-complex="14pt"/>
    </style:style>
    <style:style style:name="T16" style:family="text">
      <style:text-properties style:use-window-font-color="true" loext:opacity="0%" style:font-name="Times New Roman1" fo:font-size="14pt" officeooo:rsid="01a175c3" style:font-size-asian="14pt" style:font-name-complex="Times New Roman2" style:font-size-complex="14pt"/>
    </style:style>
    <style:style style:name="T17" style:family="text">
      <style:text-properties style:use-window-font-color="true" loext:opacity="0%" style:font-name="Times New Roman1" fo:font-size="14pt" fo:font-style="italic" style:font-size-asian="14pt" style:font-style-asian="italic" style:font-name-complex="Times New Roman2" style:font-size-complex="14pt" style:font-style-complex="italic"/>
    </style:style>
    <style:style style:name="T18" style:family="text">
      <style:text-properties style:use-window-font-color="true" loext:opacity="0%" style:font-name="Times New Roman1" fo:font-size="14pt" fo:font-style="italic" officeooo:rsid="018e4187" style:font-size-asian="14pt" style:font-style-asian="italic" style:font-name-complex="Times New Roman2" style:font-size-complex="14pt" style:font-style-complex="italic"/>
    </style:style>
    <style:style style:name="T19" style:family="text">
      <style:text-properties style:use-window-font-color="true" loext:opacity="0%" style:font-name="Times New Roman1" fo:font-size="14pt" fo:font-style="italic" officeooo:rsid="0190184f" style:font-size-asian="14pt" style:font-style-asian="italic" style:font-name-complex="Times New Roman2" style:font-size-complex="14pt" style:font-style-complex="italic"/>
    </style:style>
    <style:style style:name="T20" style:family="text">
      <style:text-properties style:use-window-font-color="true" loext:opacity="0%" style:font-name="Times New Roman1" fo:font-size="14pt" fo:font-style="italic" officeooo:rsid="0190869e" style:font-size-asian="14pt" style:font-style-asian="italic" style:font-name-complex="Times New Roman2" style:font-size-complex="14pt" style:font-style-complex="italic"/>
    </style:style>
    <style:style style:name="T21" style:family="text">
      <style:text-properties style:use-window-font-color="true" loext:opacity="0%" style:font-name="Times New Roman1" fo:font-size="14pt" fo:font-style="italic" fo:font-weight="normal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22" style:family="text">
      <style:text-properties style:use-window-font-color="true" loext:opacity="0%" style:font-name="Times New Roman1" fo:font-size="14pt" fo:font-style="italic" fo:font-weight="normal" officeooo:rsid="018e4187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23" style:family="text">
      <style:text-properties style:use-window-font-color="true" loext:opacity="0%" style:font-name="Times New Roman1" fo:font-size="14pt" fo:font-style="italic" fo:font-weight="normal" officeooo:rsid="019835e9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24" style:family="text">
      <style:text-properties style:use-window-font-color="true" loext:opacity="0%"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25" style:family="text">
      <style:text-properties style:use-window-font-color="true" loext:opacity="0%" style:font-name="Times New Roman1" fo:font-size="14pt" fo:font-weight="normal" officeooo:rsid="018e4187" style:font-size-asian="14pt" style:font-weight-asian="normal" style:font-name-complex="Times New Roman2" style:font-size-complex="14pt" style:font-weight-complex="normal"/>
    </style:style>
    <style:style style:name="T26" style:family="text">
      <style:text-properties style:use-window-font-color="true" loext:opacity="0%" style:font-name="Times New Roman1" fo:font-size="14pt" fo:font-weight="normal" officeooo:rsid="01929d95" style:font-size-asian="14pt" style:font-weight-asian="normal" style:font-name-complex="Times New Roman2" style:font-size-complex="14pt" style:font-weight-complex="normal"/>
    </style:style>
    <style:style style:name="T27" style:family="text">
      <style:text-properties style:use-window-font-color="true" loext:opacity="0%" style:font-name="Times New Roman1" fo:font-size="14pt" fo:font-weight="normal" officeooo:rsid="00e5ccdd" style:font-size-asian="14pt" style:font-weight-asian="normal" style:font-name-complex="Times New Roman2" style:font-size-complex="14pt" style:font-weight-complex="normal"/>
    </style:style>
    <style:style style:name="T28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29" style:family="text">
      <style:text-properties style:use-window-font-color="true" loext:opacity="0%" style:font-name="Times New Roman1" fo:font-size="14pt" fo:font-style="normal" officeooo:rsid="0190184f" style:font-size-asian="14pt" style:font-style-asian="normal" style:font-name-complex="Times New Roman2" style:font-size-complex="14pt" style:font-style-complex="normal"/>
    </style:style>
    <style:style style:name="T30" style:family="text">
      <style:text-properties style:use-window-font-color="true" loext:opacity="0%" style:font-name="Times New Roman1" fo:font-size="14pt" fo:font-style="normal" fo:font-weight="normal" officeooo:rsid="019c680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1" style:family="text">
      <style:text-properties style:use-window-font-color="true" loext:opacity="0%" style:font-name="Times New Roman1" fo:font-size="14pt" fo:font-style="normal" fo:font-weight="normal" officeooo:rsid="018e4187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2" style:family="text">
      <style:text-properties style:use-window-font-color="true" loext:opacity="0%" style:font-name="Times New Roman1" fo:font-size="14pt" fo:font-style="normal" fo:font-weight="normal" officeooo:rsid="01958b7a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3" style:family="text">
      <style:text-properties style:use-window-font-color="true" loext:opacity="0%" style:font-name="Times New Roman1" fo:font-size="14pt" fo:font-style="normal" fo:font-weight="normal" officeooo:rsid="019835e9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4" style:family="text">
      <style:text-properties officeooo:rsid="01439809"/>
    </style:style>
    <style:style style:name="T35" style:family="text">
      <style:text-properties fo:font-style="normal" fo:font-weight="normal" officeooo:rsid="0191e870" style:font-style-asian="normal" style:font-weight-asian="normal" style:font-style-complex="normal" style:font-weight-complex="normal"/>
    </style:style>
    <style:style style:name="T36" style:family="text">
      <style:text-properties style:font-name="Times New Roman1" fo:font-size="14pt" style:font-size-asian="14pt" style:font-name-complex="Times New Roman2" style:font-size-complex="14pt"/>
    </style:style>
    <style:style style:name="T37" style:family="text">
      <style:text-properties style:font-name="Times New Roman1" fo:font-size="14pt" officeooo:rsid="0193e734" style:font-size-asian="14pt" style:font-name-complex="Times New Roman2" style:font-size-complex="14pt"/>
    </style:style>
    <style:style style:name="T38" style:family="text">
      <style:text-properties style:font-name="Times New Roman1" fo:font-size="14pt" officeooo:rsid="018e4187" style:font-size-asian="14pt" style:font-name-complex="Times New Roman2" style:font-size-complex="14pt"/>
    </style:style>
    <style:style style:name="T39" style:family="text">
      <style:text-properties style:font-name="Times New Roman1" fo:font-size="14pt" officeooo:rsid="0190184f" style:font-size-asian="14pt" style:font-name-complex="Times New Roman2" style:font-size-complex="14pt"/>
    </style:style>
    <style:style style:name="T40" style:family="text">
      <style:text-properties style:font-name="Times New Roman1" fo:font-size="14pt" officeooo:rsid="00e5ccdd" style:font-size-asian="14pt" style:font-name-complex="Times New Roman2" style:font-size-complex="14pt"/>
    </style:style>
    <style:style style:name="T41" style:family="text">
      <style:text-properties style:font-name="Times New Roman1" fo:font-size="14pt" officeooo:rsid="0190869e" style:font-size-asian="14pt" style:font-name-complex="Times New Roman2" style:font-size-complex="14pt"/>
    </style:style>
    <style:style style:name="T42" style:family="text">
      <style:text-properties style:font-name="Times New Roman1" fo:font-size="14pt" officeooo:rsid="01958b7a" style:font-size-asian="14pt" style:font-name-complex="Times New Roman2" style:font-size-complex="14pt"/>
    </style:style>
    <style:style style:name="T43" style:family="text">
      <style:text-properties style:font-name="Times New Roman1" fo:font-size="14pt" officeooo:rsid="019835e9" style:font-size-asian="14pt" style:font-name-complex="Times New Roman2" style:font-size-complex="14pt"/>
    </style:style>
    <style:style style:name="T44" style:family="text">
      <style:text-properties style:font-name="Times New Roman1" fo:font-size="14pt" officeooo:rsid="019b1da4" style:font-size-asian="14pt" style:font-name-complex="Times New Roman2" style:font-size-complex="14pt"/>
    </style:style>
    <style:style style:name="T45" style:family="text">
      <style:text-properties style:font-name="Times New Roman1" fo:font-size="14pt" officeooo:rsid="019c6808" style:font-size-asian="14pt" style:font-name-complex="Times New Roman2" style:font-size-complex="14pt"/>
    </style:style>
    <style:style style:name="T46" style:family="text">
      <style:text-properties style:font-name="Times New Roman1" fo:font-size="14pt" officeooo:rsid="019d433e" style:font-size-asian="14pt" style:font-name-complex="Times New Roman2" style:font-size-complex="14pt"/>
    </style:style>
    <style:style style:name="T47" style:family="text">
      <style:text-properties style:font-name="Times New Roman1" fo:font-size="14pt" officeooo:rsid="019e04be" style:font-size-asian="14pt" style:font-name-complex="Times New Roman2" style:font-size-complex="14pt"/>
    </style:style>
    <style:style style:name="T48" style:family="text">
      <style:text-properties style:font-name="Times New Roman1" fo:font-size="14pt" officeooo:rsid="019fd3db" style:font-size-asian="14pt" style:font-name-complex="Times New Roman2" style:font-size-complex="14pt"/>
    </style:style>
    <style:style style:name="T49" style:family="text">
      <style:text-properties style:font-name="Times New Roman1" fo:font-size="14pt" officeooo:rsid="01a0648b" style:font-size-asian="14pt" style:font-name-complex="Times New Roman2" style:font-size-complex="14pt"/>
    </style:style>
    <style:style style:name="T50" style:family="text">
      <style:text-properties style:font-name="Times New Roman1" fo:font-size="14pt" fo:font-style="italic" style:font-size-asian="14pt" style:font-style-asian="italic" style:font-name-complex="Times New Roman2" style:font-size-complex="14pt" style:font-style-complex="italic"/>
    </style:style>
    <style:style style:name="T51" style:family="text">
      <style:text-properties style:font-name="Times New Roman1" fo:font-size="14pt" fo:font-style="italic" officeooo:rsid="0190184f" style:font-size-asian="14pt" style:font-style-asian="italic" style:font-name-complex="Times New Roman2" style:font-size-complex="14pt" style:font-style-complex="italic"/>
    </style:style>
    <style:style style:name="T52" style:family="text">
      <style:text-properties style:font-name="Times New Roman1" fo:font-size="14pt" fo:font-style="italic" officeooo:rsid="0190869e" style:font-size-asian="14pt" style:font-style-asian="italic" style:font-name-complex="Times New Roman2" style:font-size-complex="14pt" style:font-style-complex="italic"/>
    </style:style>
    <style:style style:name="T53" style:family="text">
      <style:text-properties style:font-name="Times New Roman1" fo:font-size="14pt" fo:font-style="italic" officeooo:rsid="018e4187" style:font-size-asian="14pt" style:font-style-asian="italic" style:font-name-complex="Times New Roman2" style:font-size-complex="14pt" style:font-style-complex="italic"/>
    </style:style>
    <style:style style:name="T54" style:family="text">
      <style:text-properties style:font-name="Times New Roman1" fo:font-size="14pt" fo:font-style="italic" officeooo:rsid="0193e734" style:font-size-asian="14pt" style:font-style-asian="italic" style:font-name-complex="Times New Roman2" style:font-size-complex="14pt" style:font-style-complex="italic"/>
    </style:style>
    <style:style style:name="T55" style:family="text">
      <style:text-properties style:font-name="Times New Roman1" fo:font-size="14pt" fo:font-style="italic" officeooo:rsid="019888d6" style:font-size-asian="14pt" style:font-style-asian="italic" style:font-name-complex="Times New Roman2" style:font-size-complex="14pt" style:font-style-complex="italic"/>
    </style:style>
    <style:style style:name="T56" style:family="text">
      <style:text-properties style:font-name="Times New Roman1" fo:font-size="14pt" fo:font-style="italic" officeooo:rsid="019b1da4" style:font-size-asian="14pt" style:font-style-asian="italic" style:font-name-complex="Times New Roman2" style:font-size-complex="14pt" style:font-style-complex="italic"/>
    </style:style>
    <style:style style:name="T57" style:family="text">
      <style:text-properties style:font-name="Times New Roman1" fo:font-size="14pt" fo:font-style="italic" fo:font-weight="normal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58" style:family="text">
      <style:text-properties style:font-name="Times New Roman1" fo:font-size="14pt" fo:font-style="italic" fo:font-weight="normal" officeooo:rsid="01992411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59" style:family="text">
      <style:text-properties style:font-name="Times New Roman1" fo:font-size="14pt" fo:font-style="italic" fo:font-weight="normal" officeooo:rsid="0190184f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60" style:family="text">
      <style:text-properties style:font-name="Times New Roman1" fo:font-size="14pt" fo:font-style="italic" fo:font-weight="normal" officeooo:rsid="018e4187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61" style:family="text">
      <style:text-properties style:font-name="Times New Roman1" fo:font-size="14pt" fo:font-style="normal" officeooo:rsid="0190184f" style:font-size-asian="14pt" style:font-style-asian="normal" style:font-name-complex="Times New Roman2" style:font-size-complex="14pt" style:font-style-complex="normal"/>
    </style:style>
    <style:style style:name="T62" style:family="text">
      <style:text-properties style:font-name="Times New Roman1" fo:font-size="14pt" fo:font-style="normal" fo:font-weight="normal" officeooo:rsid="0190184f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63" style:family="text">
      <style:text-properties style:font-name="Times New Roman1" fo:font-size="14pt" fo:font-style="normal" fo:font-weight="normal" officeooo:rsid="019fd3db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64" style:family="text">
      <style:text-properties style:font-name="Times New Roman1" fo:font-size="14pt" fo:font-style="normal" fo:font-weight="normal" officeooo:rsid="01a0648b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65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66" style:family="text">
      <style:text-properties style:font-name="Times New Roman1" fo:font-size="14pt" fo:font-weight="normal" officeooo:rsid="01929d95" style:font-size-asian="14pt" style:font-weight-asian="normal" style:font-name-complex="Times New Roman2" style:font-size-complex="14pt" style:font-weight-complex="normal"/>
    </style:style>
    <style:style style:name="T67" style:family="text">
      <style:text-properties style:font-name="Times New Roman1" fo:font-size="14pt" fo:font-weight="normal" officeooo:rsid="01992411" style:font-size-asian="14pt" style:font-weight-asian="normal" style:font-name-complex="Times New Roman2" style:font-size-complex="14pt" style:font-weight-complex="normal"/>
    </style:style>
    <style:style style:name="T68" style:family="text">
      <style:text-properties style:font-name="Times New Roman1" fo:font-size="14pt" fo:font-weight="normal" officeooo:rsid="018e4187" style:font-size-asian="14pt" style:font-weight-asian="normal" style:font-name-complex="Times New Roman2" style:font-size-complex="14pt" style:font-weight-complex="normal"/>
    </style:style>
    <style:style style:name="T69" style:family="text">
      <style:text-properties style:font-name="Times New Roman1" fo:font-size="14pt" fo:font-weight="normal" officeooo:rsid="019c6808" style:font-size-asian="14pt" style:font-weight-asian="normal" style:font-name-complex="Times New Roman2" style:font-size-complex="14pt" style:font-weight-complex="normal"/>
    </style:style>
    <style:style style:name="T70" style:family="text">
      <style:text-properties style:font-name="Times New Roman1" fo:font-size="14pt" fo:font-weight="normal" officeooo:rsid="019e04be" style:font-size-asian="14pt" style:font-weight-asian="normal" style:font-name-complex="Times New Roman2" style:font-size-complex="14pt" style:font-weight-complex="normal"/>
    </style:style>
    <style:style style:name="T71" style:family="text">
      <style:text-properties style:font-name="Times New Roman1" fo:font-size="14pt" fo:font-weight="normal" officeooo:rsid="01a175c3" style:font-size-asian="14pt" style:font-weight-asian="normal" style:font-name-complex="Times New Roman2" style:font-size-complex="14pt" style:font-weight-complex="normal"/>
    </style:style>
    <style:style style:name="T72" style:family="text">
      <style:text-properties style:font-name="Times New Roman1" fo:font-size="14pt" fo:font-weight="normal" officeooo:rsid="00e5ccdd" style:font-size-asian="14pt" style:font-weight-asian="normal" style:font-name-complex="Times New Roman2" style:font-size-complex="14pt" style:font-weight-complex="normal"/>
    </style:style>
    <style:style style:name="T73" style:family="text">
      <style:text-properties style:text-position="super 58%" style:font-name="Times New Roman1" fo:font-size="14pt" fo:font-style="italic" style:font-size-asian="14pt" style:font-style-asian="italic" style:font-name-complex="Times New Roman2" style:font-size-complex="14pt" style:font-style-complex="italic"/>
    </style:style>
    <style:style style:name="T74" style:family="text">
      <style:text-properties style:text-position="super 58%" style:font-name="Times New Roman1" fo:font-size="14pt" fo:font-style="normal" fo:font-weight="normal" officeooo:rsid="019fd3db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75" style:family="text">
      <style:text-properties style:text-position="0% 100%" style:font-name="Times New Roman1" fo:font-size="14pt" fo:font-style="normal" fo:font-weight="normal" officeooo:rsid="019fd3db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fr1" style:family="graphic" style:parent-style-name="Formula">
      <style:graphic-properties fo:margin-left="0cm" fo:margin-right="0cm" style:vertical-pos="from-top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3" style:family="graphic" style:parent-style-name="Formula">
      <style:graphic-properties fo:margin-left="0cm" fo:margin-right="0cm" style:vertical-pos="middle" style:vertical-rel="tex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Министерство науки и высшего образования <text:line-break/>Российской Федерации</text:span>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5">Интернет-институт ТулГУ</text:p>
      <text:p text:style-name="P6"/>
      <text:p text:style-name="P3"/>
      <text:p text:style-name="P3"/>
      <text:p text:style-name="P3"/>
      <text:p text:style-name="P3"/>
      <text:p text:style-name="P3"/>
      <text:p text:style-name="P30"><text:span text:style-name="T5">КОНТРОЛЬНАЯ РАБОТА ЗА 1 СЕМЕСТР</text:span></text:p>
      <text:p text:style-name="P7">по дисциплине</text:p>
      <text:p text:style-name="P7">«<text:span text:style-name="T3">Физика</text:span>»</text:p>
      <text:p text:style-name="P1"><text:span text:style-name="T4"/></text:p>
      <text:p text:style-name="P1"><text:span text:style-name="T5"/></text:p>
      <text:p text:style-name="P3"><text:span text:style-name="T2">2 в</text:span><text:span text:style-name="T1">ариант</text:span></text:p>
      <text:p text:style-name="P3"/>
      <text:p text:style-name="P3"/>
      <text:p text:style-name="P3"/>
      <text:p text:style-name="P7"/>
      <text:p text:style-name="P8">Выполнил: </text:p>
      <text:p text:style-name="P10">студент гр<text:span text:style-name="T34">уппы</text:span> ИБ262521-ф</text:p>
      <text:p text:style-name="P10">Артемов Александр Евгеньевич</text:p>
      <text:p text:style-name="P10"/>
      <text:p text:style-name="P8">Проверил: </text:p>
      <text:p text:style-name="P9">Ростовцев Роман Николаевич</text:p>
      <text:p text:style-name="P11"/>
      <text:p text:style-name="P11"/>
      <text:p text:style-name="P11"/>
      <text:p text:style-name="P11"/>
      <text:p text:style-name="P11"/>
      <text:p text:style-name="P32"><text:span text:style-name="T6">Тула, 202</text:span><text:span text:style-name="T7">5</text:span></text:p>
      <text:p text:style-name="P33"><text:span text:style-name="T11">1. </text:span><text:span text:style-name="T10">Что представляет собой геометрическое место точек конца радиус – вектора </text:span><text:span text:style-name="T10"><draw:frame draw:style-name="fr3" draw:name="Объект1" text:anchor-type="as-char" svg:width="0.196cm" svg:height="0.47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, удовлетворяющего условию </text:span><draw:frame draw:style-name="fr2" draw:name="Объект2" text:anchor-type="as-char" svg:y="-0.439cm" svg:width="1.75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0">, </text:span><text:span text:style-name="T11">где </text:span><text:span text:style-name="T11"><draw:frame draw:style-name="fr1" draw:name="Объект3" text:anchor-type="as-char" svg:y="-0.379cm" svg:width="0.228cm" svg:height="0.47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1">- постоянный вектор?</text:span></text:p>
      <text:p text:style-name="P31"><text:span text:style-name="T9">Решение.</text:span></text:p>
      <text:p text:style-name="P37"><text:span text:style-name="T9">Рассмотрим геометрическое место точек конца радиус-вектора </text:span><text:span text:style-name="T9"><draw:frame draw:style-name="fr3" draw:name="Объект4" text:anchor-type="as-char" svg:width="0.196cm" svg:height="0.47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, удовлетворяющего условию: </text:span><text:span text:style-name="T9"><draw:frame draw:style-name="fr2" draw:name="Объект5" text:anchor-type="as-char" svg:y="-0.681cm" svg:width="1.531cm" svg:height="1.06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, где </text:span><text:span text:style-name="T9"><draw:frame draw:style-name="fr1" draw:name="Объект6" text:anchor-type="as-char" svg:y="-0.379cm" svg:width="0.228cm" svg:height="0.47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9"><text:s/>— постоянный вектор, а </text:span><text:span text:style-name="T9"><draw:frame draw:style-name="fr1" draw:name="Объект7" text:anchor-type="as-char" svg:y="-0.381cm" svg:width="1.166cm" svg:height="0.474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"><text:s/>— его длина.</text:span></text:p>
      <text:p text:style-name="P37"><text:span text:style-name="T9">Разделим обе части уравнения на </text:span><text:span text:style-name="T17">a</text:span><text:span text:style-name="T9"> (длину вектора </text:span><text:span text:style-name="T9"><draw:frame draw:style-name="fr1" draw:name="Объект8" text:anchor-type="as-char" svg:y="-0.379cm" svg:width="0.228cm" svg:height="0.47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9">): </text:span><text:span text:style-name="T9"><draw:frame draw:style-name="fr2" draw:name="Объект9" text:anchor-type="as-char" svg:y="-0.621cm" svg:width="1.485cm" svg:height="1.00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9">.</text:span></text:p>
      <text:p text:style-name="P34"><text:span text:style-name="T25">Здесь </text:span><text:span text:style-name="T25"><draw:frame draw:style-name="fr2" draw:name="Объект10" text:anchor-type="as-char" svg:y="-0.621cm" svg:width="0.312cm" svg:height="1.004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5"><text:s/>— единичный вектор в направлении </text:span><text:span text:style-name="T22"><draw:frame draw:style-name="fr1" draw:name="Объект11" text:anchor-type="as-char" svg:y="-0.379cm" svg:width="0.228cm" svg:height="0.47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5">. Обозначим его как </text:span><text:span text:style-name="T22"><draw:frame draw:style-name="fr1" draw:name="Объект12" text:anchor-type="as-char" svg:y="-0.379cm" svg:width="0.226cm" svg:height="0.47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5">. Тогда уравнение принимает вид: </text:span><text:span text:style-name="T25"><draw:frame draw:style-name="fr2" draw:name="Объект13" text:anchor-type="as-char" svg:y="-0.621cm" svg:width="1.399cm" svg:height="1.00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5">. </text:span><text:span text:style-name="T9">Это уравнение описывает плоскость, перпендикулярную вектору </text:span><text:span text:style-name="T9"><draw:frame draw:style-name="fr1" draw:name="Объект14" text:anchor-type="as-char" svg:y="-0.379cm" svg:width="0.226cm" svg:height="0.47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9"><text:s/>и находящуюся на расстоянии </text:span><text:span text:style-name="T17"><draw:frame draw:style-name="fr2" draw:name="Объект16" text:anchor-type="as-char" svg:y="-0.621cm" svg:width="0.312cm" svg:height="1.00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9">​ от начала координат в направлении </text:span><text:span text:style-name="T9"><draw:frame draw:style-name="fr1" draw:name="Объект15" text:anchor-type="as-char" svg:y="-0.379cm" svg:width="0.228cm" svg:height="0.471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9">.</text:span></text:p>
      <text:p text:style-name="P34"><text:span text:style-name="T9"/></text:p>
      <text:p text:style-name="P38"><text:span text:style-name="T28">Ответ:</text:span><text:span text:style-name="T9"> <text:s/>Геометрическое место точек конца радиус-вектора </text:span><text:span text:style-name="T9"><draw:frame draw:style-name="fr3" draw:name="Объект17" text:anchor-type="as-char" svg:width="0.196cm" svg:height="0.47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9">, удовлетворяющего условию </text:span><text:span text:style-name="T9"><draw:frame draw:style-name="fr2" draw:name="Объект18" text:anchor-type="as-char" svg:y="-0.681cm" svg:width="1.531cm" svg:height="1.064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9">​, представляет собой плоскость, перпендикулярную вектору </text:span><text:span text:style-name="T9"><draw:frame draw:style-name="fr1" draw:name="Объект19" text:anchor-type="as-char" svg:y="-0.379cm" svg:width="0.228cm" svg:height="0.47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9"><text:s/>и находящуюся на расстоянии </text:span><text:span text:style-name="T9"><draw:frame draw:style-name="fr2" draw:name="Объект20" text:anchor-type="as-char" svg:y="-0.621cm" svg:width="0.312cm" svg:height="1.004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9">​ от начала координат в направлении </text:span><text:span text:style-name="T9"><draw:frame draw:style-name="fr1" draw:name="Объект21" text:anchor-type="as-char" svg:y="-0.379cm" svg:width="0.228cm" svg:height="0.471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9">.</text:span></text:p>
      <text:p text:style-name="P35"><text:span text:style-name="T15">2</text:span><text:span text:style-name="T11">. </text:span><text:span text:style-name="T12">У</text:span><text:span text:style-name="T11">скорение материальной точки изменяется по закону</text:span><text:span text:style-name="T10"> </text:span><text:span text:style-name="T10"><draw:frame draw:style-name="fr1" draw:name="Объект22" text:anchor-type="as-char" svg:y="-0.439cm" svg:width="2.63cm" svg:height="0.594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0">, </text:span><text:span text:style-name="T11">где </text:span><text:span text:style-name="T11"><draw:frame draw:style-name="fr1" draw:name="Объект24" text:anchor-type="as-char" svg:y="-0.439cm" svg:width="1.882cm" svg:height="0.531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1">, </text:span><text:span text:style-name="T11"><draw:frame draw:style-name="fr1" draw:name="Объект23" text:anchor-type="as-char" svg:y="-0.439cm" svg:width="1.956cm" svg:height="0.531cm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1">. </text:span><text:span text:style-name="T12">Н</text:span><text:span text:style-name="T11">айти, на каком расстоянии от начала координат она будет находиться в момент времени </text:span><text:span text:style-name="T19">t = 1 c, </text:span><text:span text:style-name="T29">если</text:span><text:span text:style-name="T19"> </text:span><text:span text:style-name="T19"><draw:frame draw:style-name="fr1" draw:name="Объект25" text:anchor-type="as-char" svg:y="-0.434cm" svg:width="1.041cm" svg:height="0.589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9"><text:s/>и </text:span><text:span text:style-name="T29"><draw:frame draw:style-name="fr1" draw:name="Объект26" text:anchor-type="as-char" svg:y="-0.379cm" svg:width="0.914cm" svg:height="0.534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9"><text:s/>при </text:span><text:span text:style-name="T19">t = 0.</text:span></text:p>
      <text:p text:style-name="P39"><text:span text:style-name="T9">Решение:</text:span></text:p>
      <text:p text:style-name="P41"><text:span text:style-name="T9">Интегрируем ускорение по времени, чтобы найти скорость:</text:span></text:p>
      <text:p text:style-name="P41"><text:span text:style-name="T9"><draw:frame draw:style-name="fr1" draw:name="Объект27" text:anchor-type="as-char" svg:y="-0.464cm" svg:width="5.846cm" svg:height="0.642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41"><text:span text:style-name="T9">Разделим интеграл на компоненты по координатам:</text:span></text:p>
      <text:p text:style-name="P41"><text:span text:style-name="T9"><draw:frame draw:style-name="fr1" draw:name="Объект28" text:anchor-type="as-char" svg:y="-0.681cm" svg:width="4.655cm" svg:height="1.064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9">, </text:span><text:span text:style-name="T9"><draw:frame draw:style-name="fr1" draw:name="Объект29" text:anchor-type="as-char" svg:y="-0.464cm" svg:width="5.278cm" svg:height="0.642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9">.</text:span></text:p>
      <text:p text:style-name="P42"><text:span text:style-name="T9">Используем начальные условия </text:span><text:span text:style-name="T17"><draw:frame draw:style-name="fr1" draw:name="Объект30" text:anchor-type="as-char" svg:y="-0.434cm" svg:width="1.041cm" svg:height="0.589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9"><text:s/>при </text:span><text:span text:style-name="T17">t = 0</text:span><text:span text:style-name="T20">:</text:span></text:p>
      <text:p text:style-name="P42"><text:span text:style-name="T20"><draw:frame draw:style-name="fr1" draw:name="Объект31" text:anchor-type="as-char" svg:y="-0.388cm" svg:width="2.577cm" svg:height="0.543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0">, </text:span><text:span text:style-name="T20"><draw:frame draw:style-name="fr1" draw:name="Объект32" text:anchor-type="as-char" svg:y="-0.388cm" svg:width="2.602cm" svg:height="0.543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0">, </text:span><text:span text:style-name="T13">тогда </text:span><text:span text:style-name="T13"><draw:frame draw:style-name="fr1" draw:name="Объект33" text:anchor-type="as-char" svg:y="-0.681cm" svg:width="2.055cm" svg:height="1.064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13">, а </text:span><text:span text:style-name="T13"><draw:frame draw:style-name="fr1" draw:name="Объект34" text:anchor-type="as-char" svg:y="-0.388cm" svg:width="2.286cm" svg:height="0.543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13">.</text:span></text:p>
      <text:p text:style-name="P42"><text:span text:style-name="T13">Скорость — это производная радиус-вектора по времени: </text:span><text:span text:style-name="T13"><draw:frame draw:style-name="fr1" draw:name="Объект35" text:anchor-type="as-char" svg:y="-0.621cm" svg:width="1.249cm" svg:height="1.004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3">.</text:span></text:p>
      <text:p text:style-name="P42"><text:span text:style-name="T13">Интегрируем скорость по времени, чтобы найти радиус-вектор: </text:span></text:p>
      <text:p text:style-name="P42"><text:span text:style-name="T13"><draw:frame draw:style-name="fr1" draw:name="Объект36" text:anchor-type="as-char" svg:y="-0.681cm" svg:width="5.969cm" svg:height="1.064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3">.</text:span></text:p>
      <text:p text:style-name="P42"><text:span text:style-name="T13">Разделим интеграл на компоненты по координатам:</text:span></text:p>
      <text:p text:style-name="P42"><text:span text:style-name="T13"><draw:frame draw:style-name="fr1" draw:name="Объект37" text:anchor-type="as-char" svg:y="-0.681cm" svg:width="4.56cm" svg:height="1.064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3">, </text:span><text:span text:style-name="T13"><draw:frame draw:style-name="fr1" draw:name="Объект38" text:anchor-type="as-char" svg:y="-0.681cm" svg:width="5.525cm" svg:height="1.064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13">.</text:span></text:p>
      <text:p text:style-name="P43"><text:span text:style-name="T9">Используем начальные условия </text:span><text:span text:style-name="T17"><draw:frame draw:style-name="fr1" draw:name="Объект43" text:anchor-type="as-char" svg:y="-0.379cm" svg:width="0.914cm" svg:height="0.534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9"><text:s/>при </text:span><text:span text:style-name="T17">t = 0</text:span><text:span text:style-name="T20">:</text:span></text:p>
      <text:p text:style-name="P43"><text:span text:style-name="T20"><draw:frame draw:style-name="fr1" draw:name="Объект39" text:anchor-type="as-char" svg:y="-0.388cm" svg:width="2.457cm" svg:height="0.543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0">, </text:span><text:span text:style-name="T20"><draw:frame draw:style-name="fr1" draw:name="Объект40" text:anchor-type="as-char" svg:y="-0.388cm" svg:width="2.491cm" svg:height="0.543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20">, </text:span><text:span text:style-name="T13">тогда </text:span><text:span text:style-name="T13"><draw:frame draw:style-name="fr1" draw:name="Объект41" text:anchor-type="as-char" svg:y="-0.681cm" svg:width="1.94cm" svg:height="1.064cm" draw:z-index="41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13">, а </text:span><text:span text:style-name="T13"><draw:frame draw:style-name="fr1" draw:name="Объект42" text:anchor-type="as-char" svg:y="-0.681cm" svg:width="2.374cm" svg:height="1.064cm" draw:z-index="42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3">.</text:span></text:p>
      <text:p text:style-name="P44"><text:span text:style-name="T13">П</text:span><text:span text:style-name="T9">одставляем </text:span><text:span text:style-name="T19">t = 1 c</text:span><text:span text:style-name="T12">:</text:span></text:p>
      <text:p text:style-name="P44"><text:span text:style-name="T12"><draw:frame draw:style-name="fr1" draw:name="Объект44" text:anchor-type="as-char" svg:y="-0.681cm" svg:width="3.263cm" svg:height="1.064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2">, </text:span><text:span text:style-name="T12"><draw:frame draw:style-name="fr1" draw:name="Объект45" text:anchor-type="as-char" svg:y="-0.681cm" svg:width="3.886cm" svg:height="1.064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12">.</text:span></text:p>
      <text:p text:style-name="P44"><text:span text:style-name="T13">П</text:span><text:span text:style-name="T12">одставляем </text:span><text:span text:style-name="T18"><draw:frame draw:style-name="fr1" draw:name="Объект46" text:anchor-type="as-char" svg:y="-0.439cm" svg:width="1.882cm" svg:height="0.531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8">, </text:span><text:span text:style-name="T18"><draw:frame draw:style-name="fr1" draw:name="Объект47" text:anchor-type="as-char" svg:y="-0.439cm" svg:width="1.956cm" svg:height="0.531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12">:</text:span></text:p>
      <text:p text:style-name="P44"><text:span text:style-name="T12"><draw:frame draw:style-name="fr1" draw:name="Объект48" text:anchor-type="as-char" svg:y="-0.621cm" svg:width="3.621cm" svg:height="1.004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12">, </text:span><text:span text:style-name="T12"><draw:frame draw:style-name="fr1" draw:name="Объект49" text:anchor-type="as-char" svg:y="-0.621cm" svg:width="3.847cm" svg:height="1.004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2">.</text:span></text:p>
      <text:p text:style-name="P44"><text:span text:style-name="T12">В</text:span><text:span text:style-name="T9">ычисляем расстояние по формуле </text:span><text:span text:style-name="T9"><draw:frame draw:style-name="fr1" draw:name="Объект50" text:anchor-type="as-char" svg:y="-0.483cm" svg:width="2.237cm" svg:height="0.639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9">:</text:span></text:p>
      <text:p text:style-name="P44"><text:span text:style-name="T9"><draw:frame draw:style-name="fr1" draw:name="Объект51" text:anchor-type="as-char" svg:y="-0.482cm" svg:width="10.55cm" svg:height="0.605cm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9"><text:s text:c="2"/></text:span></text:p>
      <text:p text:style-name="P40"><text:span text:style-name="T9"/></text:p>
      <text:p text:style-name="P40"><text:span text:style-name="T14">Ответ</text:span><text:span text:style-name="T9">: </text:span><text:span text:style-name="T24">Материальная точка будет находиться на расстоянии </text:span><text:span text:style-name="T26">приблизительно </text:span><text:span text:style-name="T24">1,52 м​ от начала координат в момент времени </text:span><text:span text:style-name="T21">t = 1</text:span><text:span text:style-name="T24"> c.</text:span></text:p>
      <text:p text:style-name="P12"><text:span text:style-name="T37">3</text:span><text:span text:style-name="T38">. Материальная точка начинает двигаться в момент времени </text:span><text:span text:style-name="T38"><draw:frame draw:style-name="fr1" draw:name="Объект82" text:anchor-type="as-char" svg:y="-0.379cm" svg:width="0.871cm" svg:height="0.534cm" draw:z-index="66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38"><text:s/>из начала координат со скоростью изменяющейся со временем по закону</text:span><text:span text:style-name="T40"> </text:span><text:span text:style-name="T40"><draw:frame draw:style-name="fr1" draw:name="Объект52" text:anchor-type="as-char" svg:y="-0.45cm" svg:width="3.6cm" svg:height="0.542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40">, </text:span><text:span text:style-name="T38">где </text:span><text:span text:style-name="T38"><draw:frame draw:style-name="fr1" draw:name="Объект53" text:anchor-type="as-char" svg:y="-0.379cm" svg:width="1.827cm" svg:height="0.471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38">, </text:span><text:span text:style-name="T38"><draw:frame draw:style-name="fr1" draw:name="Объект54" text:anchor-type="as-char" svg:y="-0.439cm" svg:width="1.923cm" svg:height="0.531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38">, </text:span><text:span text:style-name="T38"><draw:frame draw:style-name="fr1" draw:name="Объект83" text:anchor-type="as-char" svg:y="-0.439cm" svg:width="2.314cm" svg:height="0.531cm" draw:z-index="67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38">. На каком расстоянии от начала координат окажется эта точка через </text:span><text:span text:style-name="T51">t = </text:span><text:span text:style-name="T54">2</text:span><text:span text:style-name="T51"> c</text:span><text:span text:style-name="T61"> после начала движения.</text:span></text:p>
      <text:p text:style-name="P17"><text:span text:style-name="T36">Решение:</text:span></text:p>
      <text:p text:style-name="P22"><text:span text:style-name="T41">Скорость — это производная радиус-вектора по времени: </text:span><text:span text:style-name="T41"><draw:frame draw:style-name="fr1" draw:name="Объект65" text:anchor-type="as-char" svg:y="-0.621cm" svg:width="1.249cm" svg:height="1.004cm" draw:z-index="54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41">.</text:span></text:p>
      <text:p text:style-name="P22"><text:span text:style-name="T41">Интегрируем скорость по времени, чтобы найти радиус-вектор: </text:span></text:p>
      <text:p text:style-name="P22"><text:span text:style-name="T41"><draw:frame draw:style-name="fr1" draw:name="Объект66" text:anchor-type="as-char" svg:y="-0.464cm" svg:width="6.604cm" svg:height="0.642cm" draw:z-index="5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41">.</text:span></text:p>
      <text:p text:style-name="P22"><text:span text:style-name="T41">Разделим интеграл на компоненты по координатам:</text:span></text:p>
      <text:p text:style-name="P23"><text:span text:style-name="T41"><draw:frame draw:style-name="fr1" draw:name="Объект67" text:anchor-type="as-char" svg:y="-0.464cm" svg:width="4.189cm" svg:height="0.642cm" draw:z-index="56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41">, </text:span><text:span text:style-name="T41"><draw:frame draw:style-name="fr1" draw:name="Объект68" text:anchor-type="as-char" svg:y="-0.681cm" svg:width="4.498cm" svg:height="1.064cm" draw:z-index="57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text:span text:style-name="T41">, </text:span><text:span text:style-name="T41"><draw:frame draw:style-name="fr1" draw:name="Объект57" text:anchor-type="as-char" svg:y="-0.681cm" svg:width="4.611cm" svg:height="1.064cm" draw:z-index="78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41">..</text:span></text:p>
      <text:p text:style-name="P22"><text:span text:style-name="T36">Используем начальные условия </text:span><text:span text:style-name="T50"><draw:frame draw:style-name="fr1" draw:name="Объект69" text:anchor-type="as-char" svg:y="-0.379cm" svg:width="0.914cm" svg:height="0.534cm" draw:z-index="58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text:span text:style-name="T36"><text:s/>при </text:span><text:span text:style-name="T50">t = 0</text:span><text:span text:style-name="T52">:</text:span></text:p>
      <text:p text:style-name="P22"><text:span text:style-name="T52"><draw:frame draw:style-name="fr1" draw:name="Объект70" text:anchor-type="as-char" svg:y="-0.388cm" svg:width="2.45cm" svg:height="0.543cm" draw:z-index="59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52">, </text:span><text:span text:style-name="T52"><draw:frame draw:style-name="fr1" draw:name="Объект71" text:anchor-type="as-char" svg:y="-0.388cm" svg:width="2.475cm" svg:height="0.543cm" draw:z-index="60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text:span text:style-name="T52">, </text:span><text:span text:style-name="T52"><draw:frame draw:style-name="fr1" draw:name="Объект58" text:anchor-type="as-char" svg:y="-0.388cm" svg:width="2.478cm" svg:height="0.543cm" draw:z-index="79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52">, </text:span><text:span text:style-name="T41">тогда </text:span><text:span text:style-name="T41"><draw:frame draw:style-name="fr1" draw:name="Объект72" text:anchor-type="as-char" svg:y="-0.388cm" svg:width="1.815cm" svg:height="0.543cm" draw:z-index="61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text:span text:style-name="T41">, </text:span><text:span text:style-name="T41"><draw:frame draw:style-name="fr1" draw:name="Объект73" text:anchor-type="as-char" svg:y="-0.681cm" svg:width="2.023cm" svg:height="1.064cm" draw:z-index="62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41">, </text:span><text:span text:style-name="T41"><draw:frame draw:style-name="fr1" draw:name="Объект59" text:anchor-type="as-char" svg:y="-0.681cm" svg:width="1.997cm" svg:height="1.064cm" draw:z-index="80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41">.</text:span></text:p>
      <text:p text:style-name="P26"><text:span text:style-name="T41">П</text:span><text:span text:style-name="T36">одставляем </text:span><text:span text:style-name="T51">t = </text:span><text:span text:style-name="T55">2</text:span><text:span text:style-name="T51"> c</text:span><text:span text:style-name="T39">:</text:span></text:p>
      <text:p text:style-name="P26"><text:span text:style-name="T39"><draw:frame draw:style-name="fr1" draw:name="Объект74" text:anchor-type="as-char" svg:y="-0.388cm" svg:width="4.237cm" svg:height="0.543cm" draw:z-index="63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39">, </text:span><draw:frame draw:style-name="fr1" draw:name="Объект60" text:anchor-type="as-char" svg:y="-0.681cm" svg:width="4.464cm" svg:height="1.064cm" draw:z-index="81"><draw:object xlink:href="./Object 60" xlink:type="simple" xlink:show="embed" xlink:actuate="onLoad"/><draw:image xlink:href="./ObjectReplacements/Object 60" xlink:type="simple" xlink:show="embed" xlink:actuate="onLoad"/><svg:desc>формула</svg:desc></draw:frame>, <draw:frame draw:style-name="fr1" draw:name="Объект61" text:anchor-type="as-char" svg:y="-0.681cm" svg:width="5.846cm" svg:height="1.064cm" draw:z-index="82"><draw:object xlink:href="./Object 61" xlink:type="simple" xlink:show="embed" xlink:actuate="onLoad"/><draw:image xlink:href="./ObjectReplacements/Object 61" xlink:type="simple" xlink:show="embed" xlink:actuate="onLoad"/><svg:desc>формула</svg:desc></draw:frame>.</text:p>
      <text:p text:style-name="P27"><text:span text:style-name="T39">В</text:span><text:span text:style-name="T36">ычисляем расстояние </text:span><text:span text:style-name="T38">от начала координат </text:span><text:span text:style-name="T36">по формуле </text:span><text:span text:style-name="T36"><draw:frame draw:style-name="fr1" draw:name="Объект80" text:anchor-type="as-char" svg:y="-0.483cm" svg:width="2.985cm" svg:height="0.639cm" draw:z-index="64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36">:</text:span></text:p>
      <text:p text:style-name="P26"><text:span text:style-name="T36"><draw:frame draw:style-name="fr1" draw:name="Объект81" text:anchor-type="as-char" svg:y="-0.48cm" svg:width="7.652cm" svg:height="0.572cm" draw:z-index="65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36"><text:s text:c="2"/></text:span></text:p>
      <text:p text:style-name="P17"><text:span text:style-name="T36"/></text:p>
      <text:p text:style-name="P18"><text:span text:style-name="T66">Ответ</text:span><text:span text:style-name="T65">: Материальная точка </text:span><text:span text:style-name="T68">окажется</text:span><text:span text:style-name="T65"> на расстоянии </text:span><text:span text:style-name="T67">6</text:span><text:span text:style-name="T65"> м​ от начала координат в момент времени </text:span><text:span text:style-name="T57">t = </text:span><text:span text:style-name="T58">2</text:span><text:span text:style-name="T65"> c.</text:span></text:p>
      <text:p text:style-name="P12"><text:span text:style-name="T37">4</text:span><text:span text:style-name="T38">. В момент </text:span><text:span text:style-name="T38"><draw:frame draw:style-name="fr1" draw:name="Объект55" text:anchor-type="as-char" svg:y="-0.379cm" svg:width="0.871cm" svg:height="0.534cm" draw:z-index="6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38"><text:s/>частица массы </text:span><text:span text:style-name="T53">m</text:span><text:span text:style-name="T38"> начинает двигаться под действием силы</text:span><text:span text:style-name="T40"> </text:span><text:span text:style-name="T40"><draw:frame draw:style-name="fr1" draw:name="Объект56" text:anchor-type="as-char" svg:y="-0.434cm" svg:width="2.286cm" svg:height="0.589cm" draw:z-index="69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40">, </text:span><text:span text:style-name="T38">где </text:span><text:span text:style-name="T38"><draw:frame draw:style-name="fr1" draw:name="Объект84" text:anchor-type="as-char" svg:y="-0.434cm" svg:width="0.446cm" svg:height="0.589cm" draw:z-index="70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38"><text:s/></text:span><text:span text:style-name="T42">и</text:span><text:span text:style-name="T38"> </text:span><text:span text:style-name="T38"><draw:frame draw:style-name="fr1" draw:name="Объект85" text:anchor-type="as-char" svg:y="-0.379cm" svg:width="0.312cm" svg:height="0.471cm" draw:z-index="71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38"><text:s/>- </text:span><text:span text:style-name="T43">постоянные</text:span><text:span text:style-name="T38">. </text:span><text:span text:style-name="T61">Сколько времени частица будет двигаться до первой остановки? Какой путь она пройдет за это время?</text:span></text:p>
      <text:p text:style-name="P17"><text:span text:style-name="T36">Решение:</text:span></text:p>
      <text:p text:style-name="P22"><text:span text:style-name="T36">Частица остановится, когда её скорость станет равной нулю: </text:span><text:span text:style-name="T36"><draw:frame draw:style-name="fr1" draw:name="Объект87" text:anchor-type="as-char" svg:y="-0.388cm" svg:width="1.305cm" svg:height="0.512cm" draw:z-index="74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36">. Чтобы найти скорость интегрируем ускорение по времени: </text:span><text:span text:style-name="T36"><draw:frame draw:style-name="fr1" draw:name="Объект62" text:anchor-type="as-char" svg:y="-0.464cm" svg:width="2.094cm" svg:height="0.642cm" draw:z-index="84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36">.</text:span></text:p>
      <text:p text:style-name="P22"><text:span text:style-name="T36">По второму закону Ньютона </text:span><text:span text:style-name="T50"><draw:frame draw:style-name="fr1" draw:name="Объект90" text:anchor-type="as-char" svg:y="-0.739cm" svg:width="3.219cm" svg:height="1.122cm" draw:z-index="72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50">.</text:span><text:span text:style-name="T36"> </text:span><text:span text:style-name="T44">Обозначим </text:span><text:span text:style-name="T56"><draw:frame draw:style-name="fr1" draw:name="Объект63" text:anchor-type="as-char" svg:y="-0.739cm" svg:width="1.252cm" svg:height="1.122cm" draw:z-index="83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41">, </text:span><text:span text:style-name="T44">тогда </text:span><text:span text:style-name="T44"><draw:frame draw:style-name="fr1" draw:name="Объект64" text:anchor-type="as-char" svg:y="-0.379cm" svg:width="2.12cm" svg:height="0.534cm" draw:z-index="85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44">. Подставим ускорение в интеграл </text:span><text:span text:style-name="T44"><draw:frame draw:style-name="fr1" draw:name="Объект75" text:anchor-type="as-char" svg:y="-0.621cm" svg:width="7.927cm" svg:height="1.004cm" draw:z-index="86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/text:p>
      <text:p text:style-name="P24"><text:span text:style-name="T36">Используем начальные условия </text:span><text:span text:style-name="T50"><draw:frame draw:style-name="fr1" draw:name="Объект99" text:anchor-type="as-char" svg:y="-0.388cm" svg:width="1.376cm" svg:height="0.512cm" draw:z-index="73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41">: </text:span></text:p>
      <text:p text:style-name="P24"><text:span text:style-name="T41"><draw:frame draw:style-name="fr1" draw:name="Объект76" text:anchor-type="as-char" svg:y="-0.621cm" svg:width="5.946cm" svg:height="1.004cm" draw:z-index="87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41">, </text:span><text:span text:style-name="T45">тогда </text:span><text:span text:style-name="T45"><draw:frame draw:style-name="fr1" draw:name="Объект77" text:anchor-type="as-char" svg:y="-0.621cm" svg:width="2.808cm" svg:height="1.004cm" draw:z-index="88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45">.</text:span></text:p>
      <text:p text:style-name="P36"><text:span text:style-name="T30">При остановке частицы </text:span><text:span text:style-name="T30"><draw:frame draw:style-name="fr1" draw:name="Объект78" text:anchor-type="as-char" svg:y="-0.388cm" svg:width="1.305cm" svg:height="0.512cm" draw:z-index="89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0">, значит </text:span><text:span text:style-name="T30"><draw:frame draw:style-name="fr1" draw:name="Объект79" text:anchor-type="as-char" svg:y="-0.379cm" svg:width="1.819cm" svg:height="0.471cm" draw:z-index="91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T30">, так как </text:span><text:span text:style-name="T31"><draw:frame draw:style-name="fr1" draw:name="Объект88" text:anchor-type="as-char" svg:y="-0.434cm" svg:width="0.446cm" svg:height="0.589cm" draw:z-index="92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31"><text:s/></text:span><text:span text:style-name="T32">и</text:span><text:span text:style-name="T31"> </text:span><text:span text:style-name="T31"><draw:frame draw:style-name="fr1" draw:name="Объект89" text:anchor-type="as-char" svg:y="-0.379cm" svg:width="0.312cm" svg:height="0.471cm" draw:z-index="94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31"><text:s/>- </text:span><text:span text:style-name="T33">постоянные. </text:span><text:span text:style-name="T43">Первый корень уравнения</text:span><text:span text:style-name="T33"> </text:span><text:span text:style-name="T33"><draw:frame draw:style-name="fr1" draw:name="Объект91" text:anchor-type="as-char" svg:y="-0.379cm" svg:width="1.819cm" svg:height="0.471cm" draw:z-index="95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33"><text:s/>(кроме </text:span><text:span text:style-name="T23">t = 0</text:span><text:span text:style-name="T33">): </text:span><text:span text:style-name="T33"><draw:frame draw:style-name="fr1" draw:name="Объект92" text:anchor-type="as-char" svg:y="-0.621cm" svg:width="3.141cm" svg:height="1.004cm" draw:z-index="96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33">. </text:span><text:span text:style-name="T30">Значит, время до первой остановки </text:span><text:span text:style-name="T30"><draw:frame draw:style-name="fr1" draw:name="Объект93" text:anchor-type="as-char" svg:y="-0.621cm" svg:width="1.51cm" svg:height="1.004cm" draw:z-index="97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30">.</text:span></text:p>
      <text:p text:style-name="P24"><text:span text:style-name="T41">Скорость — это производная радиус-вектора по времени: </text:span><text:span text:style-name="T41"><draw:frame draw:style-name="fr1" draw:name="Объект97" text:anchor-type="as-char" svg:y="-0.621cm" svg:width="1.154cm" svg:height="1.004cm" draw:z-index="98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41">. Интегрируем скорость по времени, чтобы найти радиус-вектор: </text:span><text:span text:style-name="T41"><draw:frame draw:style-name="fr1" draw:name="Объект98" text:anchor-type="as-char" svg:y="-0.621cm" svg:width="4.932cm" svg:height="1.004cm" draw:z-index="99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41">. </text:span><text:span text:style-name="T46">Тогда </text:span><text:span text:style-name="T46"><draw:frame draw:style-name="fr1" draw:name="Объект110" text:anchor-type="as-char" svg:y="-0.621cm" svg:width="3.889cm" svg:height="1.064cm" draw:z-index="101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text:span text:style-name="T46">. </text:span><text:span text:style-name="T36">Используем начальные условия </text:span><text:span text:style-name="T50"><draw:frame draw:style-name="fr1" draw:name="Объект103" text:anchor-type="as-char" svg:y="-0.388cm" svg:width="1.344cm" svg:height="0.512cm" draw:z-index="100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text:span text:style-name="T41">: </text:span></text:p>
      <text:p text:style-name="P24"><text:span text:style-name="T41"><draw:frame draw:style-name="fr1" draw:name="Объект100" text:anchor-type="as-char" svg:y="-0.621cm" svg:width="7.093cm" svg:height="1.064cm" draw:z-index="102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text:span text:style-name="T41">, </text:span><text:span text:style-name="T46">тогда </text:span><text:span text:style-name="T46"><draw:frame draw:style-name="fr1" draw:name="Объект101" text:anchor-type="as-char" svg:y="-0.684cm" svg:width="7.585cm" svg:height="1.127cm" draw:z-index="103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46">.</text:span></text:p>
      <text:p text:style-name="P28"><text:span text:style-name="T36">Подставим </text:span><text:span text:style-name="T36"><draw:frame draw:style-name="fr1" draw:name="Объект102" text:anchor-type="as-char" svg:y="-0.621cm" svg:width="1.51cm" svg:height="1.004cm" draw:z-index="104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36"><text:s/></text:span><text:span text:style-name="T47">и получим пройденный путь</text:span><text:span text:style-name="T36">: </text:span><text:span text:style-name="T36"><draw:frame draw:style-name="fr1" draw:name="Объект111" text:anchor-type="as-char" svg:y="-0.684cm" svg:width="5.837cm" svg:height="1.127cm" draw:z-index="105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text:span text:style-name="T36">.</text:span></text:p>
      <text:p text:style-name="P28"><text:span text:style-name="T47">Подставим </text:span><text:span text:style-name="T47"><draw:frame draw:style-name="fr1" draw:name="Объект113" text:anchor-type="as-char" svg:y="-0.739cm" svg:width="1.252cm" svg:height="1.122cm" draw:z-index="106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47"><text:s/>в путь: </text:span><text:span text:style-name="T47"><draw:frame draw:style-name="fr1" draw:name="Объект114" text:anchor-type="as-char" svg:y="-0.684cm" svg:width="2.843cm" svg:height="1.127cm" draw:z-index="107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47">.</text:span></text:p>
      <text:p text:style-name="P45"><text:span text:style-name="T36"/></text:p>
      <text:p text:style-name="P45"><text:span text:style-name="T36"/></text:p>
      <text:p text:style-name="P19"><text:span text:style-name="T66">Ответ</text:span><text:span text:style-name="T65">: </text:span><text:span text:style-name="T69">время до первой остановки </text:span><text:span text:style-name="T69"><draw:frame draw:style-name="fr1" draw:name="Объект94" text:anchor-type="as-char" svg:y="-0.621cm" svg:width="1.51cm" svg:height="1.004cm" draw:z-index="108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69">, </text:span><text:span text:style-name="T70">пройденный путь за это время </text:span><text:span text:style-name="T70"><draw:frame draw:style-name="fr1" draw:name="Объект95" text:anchor-type="as-char" svg:y="-0.684cm" svg:width="1.61cm" svg:height="1.127cm" draw:z-index="109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text:span text:style-name="T65">.</text:span></text:p>
      <text:p text:style-name="P13"><text:span text:style-name="T43">5</text:span><text:span text:style-name="T38">. Оценить отношение </text:span><text:span text:style-name="T38"><draw:frame draw:style-name="fr1" draw:name="Объект86" text:anchor-type="as-char" svg:y="-0.684cm" svg:width="1.415cm" svg:height="1.067cm" draw:z-index="75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38"><text:s/>суммарного объема </text:span><text:span text:style-name="T53"><draw:frame draw:style-name="fr1" draw:name="Объект140" text:anchor-type="as-char" svg:y="-0.379cm" svg:width="0.577cm" svg:height="0.534cm" draw:z-index="77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text:span text:style-name="T38"><text:s/>молекул воздуха к <text:s/>объему</text:span><text:span text:style-name="T40"> </text:span><text:span text:style-name="T40"><draw:frame draw:style-name="fr1" draw:name="Объект112" text:anchor-type="as-char" svg:y="-0.379cm" svg:width="0.323cm" svg:height="0.471cm" draw:z-index="76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40"><text:s/></text:span><text:span text:style-name="T61">сосуда, в котором они находятся при нормальных условиях. Диаметр молекул воздуха </text:span><text:span text:style-name="T51">d</text:span><text:span text:style-name="T61"> принять равным </text:span><text:span text:style-name="T51">d = 3,7 A</text:span><text:span text:style-name="T61">.</text:span></text:p>
      <text:p text:style-name="P20"><text:span text:style-name="T36">Решение:</text:span></text:p>
      <text:p text:style-name="P15"><text:span text:style-name="T62">Диаметр молекул воздуха </text:span><text:span text:style-name="T62"><draw:frame draw:style-name="fr1" draw:name="Объект96" text:anchor-type="as-char" svg:y="-0.445cm" svg:width="4.036cm" svg:height="0.536cm" draw:z-index="110"><draw:object xlink:href="./Object 96" xlink:type="simple" xlink:show="embed" xlink:actuate="onLoad"/><draw:image xlink:href="./ObjectReplacements/Object 96" xlink:type="simple" xlink:show="embed" xlink:actuate="onLoad"/></draw:frame></text:span><text:span text:style-name="T62">. </text:span><text:span text:style-name="T36">Нормальные условия - </text:span><text:span text:style-name="T48">это</text:span><text:span text:style-name="T36"> давление </text:span><text:span text:style-name="T50">P = 1атм = 1.013×10</text:span><text:span text:style-name="T73">5 </text:span><text:span text:style-name="T50">Па</text:span><text:span text:style-name="T36">, температура </text:span><text:span text:style-name="T50">T = 273 K</text:span><text:span text:style-name="T36">. </text:span><text:span text:style-name="T62">Молекулы воздуха <text:s/>можно считать сферами диаметром </text:span><text:span text:style-name="T59">d</text:span><text:span text:style-name="T62">. </text:span></text:p>
      <text:p text:style-name="P15"><text:span text:style-name="T63">Рассчитаем о</text:span><text:span text:style-name="T62">бъем одной молекулы: </text:span><text:span text:style-name="T62"><draw:frame draw:style-name="fr1" draw:name="Объект115" text:anchor-type="as-char" svg:y="-0.736cm" svg:width="6.211cm" svg:height="1.173cm" draw:z-index="90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/text:p>
      <text:p text:style-name="P15"><text:span text:style-name="T62"><draw:frame draw:style-name="fr1" draw:name="Объект104" text:anchor-type="as-char" svg:y="-0.621cm" svg:width="8.821cm" svg:height="1.004cm" draw:z-index="111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text:span text:style-name="T62"><text:s/></text:span><text:span text:style-name="T63">м</text:span><text:span text:style-name="T74">3</text:span><text:span text:style-name="T75">.</text:span></text:p>
      <text:p text:style-name="P25"><text:span text:style-name="T49">Выразим количество молекул из уравнения состояния идеального газа</text:span><text:span text:style-name="T36">:</text:span></text:p>
      <text:p text:style-name="P16"><text:span text:style-name="T62"><draw:frame draw:style-name="fr1" draw:name="Объект116" text:anchor-type="as-char" svg:y="-0.621cm" svg:width="4.247cm" svg:height="1.004cm" draw:z-index="93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62">, </text:span><text:span text:style-name="T64">где </text:span><text:span text:style-name="T64"><draw:frame draw:style-name="fr1" draw:name="Объект106" text:anchor-type="as-char" svg:y="-0.439cm" svg:width="2.575cm" svg:height="0.531cm" draw:z-index="113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64"><text:s/>Дж/К — постоянная Больцмана</text:span><text:span text:style-name="T62">.</text:span></text:p>
      <text:p text:style-name="P16"><text:span text:style-name="T36">Подстав</text:span><text:span text:style-name="T49">и</text:span><text:span text:style-name="T36">м нормальные условия: </text:span></text:p>
      <text:p text:style-name="P14"><text:span text:style-name="T36"><draw:frame draw:style-name="fr1" draw:name="Объект105" text:anchor-type="as-char" svg:y="-0.681cm" svg:width="10.146cm" svg:height="1.124cm" draw:z-index="112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/text:p>
      <text:p text:style-name="P47"><text:span text:style-name="T16">Рассчитаем </text:span><text:span text:style-name="T11">суммарн</text:span><text:span text:style-name="T16">ый</text:span><text:span text:style-name="T11"> объем молекул воздуха</text:span><text:span text:style-name="T41">:</text:span></text:p>
      <text:p text:style-name="P47"><text:span text:style-name="T41"><draw:frame draw:style-name="fr1" draw:name="Объект107" text:anchor-type="as-char" svg:y="-0.439cm" svg:width="9.329cm" svg:height="0.594cm" draw:z-index="114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41">.</text:span></text:p>
      <text:p text:style-name="P29"><text:span text:style-name="T41">П</text:span><text:span text:style-name="T36">олучим отношение </text:span><text:span text:style-name="T36"><draw:frame draw:style-name="fr1" draw:name="Объект108" text:anchor-type="as-char" svg:y="-0.684cm" svg:width="6.447cm" svg:height="1.067cm" draw:z-index="115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text:span text:style-name="T36">.</text:span></text:p>
      <text:p text:style-name="P20"><text:span text:style-name="T36"/></text:p>
      <text:p text:style-name="P20"><text:span text:style-name="T36"/></text:p>
      <text:p text:style-name="P21"><text:span text:style-name="T66">Ответ</text:span><text:span text:style-name="T65">: Отношение </text:span><text:span text:style-name="T68"><draw:frame draw:style-name="fr1" draw:name="Объект109" text:anchor-type="as-char" svg:y="-0.684cm" svg:width="1.415cm" svg:height="1.067cm" draw:z-index="116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text:span text:style-name="T68"><text:s/>суммарного объема </text:span><text:span text:style-name="T60"><draw:frame draw:style-name="fr1" draw:name="Объект117" text:anchor-type="as-char" svg:y="-0.379cm" svg:width="0.577cm" svg:height="0.534cm" draw:z-index="117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68"><text:s/>молекул воздуха к <text:s/>объему</text:span><text:span text:style-name="T72"> </text:span><text:span text:style-name="T72"><draw:frame draw:style-name="fr1" draw:name="Объект118" text:anchor-type="as-char" svg:y="-0.379cm" svg:width="0.323cm" svg:height="0.471cm" draw:z-index="11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span><text:span text:style-name="T72"><text:s/></text:span><text:span text:style-name="T65">сосуда при нормальных условиях </text:span><text:span text:style-name="T71">равно </text:span><text:span text:style-name="T71"><draw:frame draw:style-name="fr1" draw:name="Объект119" text:anchor-type="as-char" svg:y="-0.439cm" svg:width="1.716cm" svg:height="0.531cm" draw:z-index="11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7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21:00:01.529754928</meta:creation-date>
    <meta:generator>LibreOffice/24.2.7.2$Linux_X86_64 LibreOffice_project/420$Build-2</meta:generator>
    <dc:date>2025-03-10T18:41:45.817090816</dc:date>
    <meta:editing-duration>PT18H43M14S</meta:editing-duration>
    <meta:editing-cycles>89</meta:editing-cycles>
    <meta:print-date>2023-10-10T21:32:18.350841920</meta:print-date>
    <meta:printed-by>Файлы PDF</meta:printed-by>
    <meta:document-statistic meta:table-count="0" meta:image-count="0" meta:object-count="120" meta:page-count="6" meta:paragraph-count="80" meta:word-count="615" meta:character-count="4108" meta:non-whitespace-character-count="3415"/>
  </office:meta>
</office:document-meta>
</file>

<file path=Object 1/content.xml><?xml version="1.0" encoding="utf-8"?>
<math xmlns="http://www.w3.org/1998/Math/MathML" display="block">
  <semantics>
    <mover accent="true">
      <mi>r</mi>
      <mo stretchy="true">⃗</mo>
    </mover>
    <annotation encoding="StarMath 5.0">widevec {r} </annotation>
  </semantics>
</math>
</file>

<file path=Object 10/content.xml><?xml version="1.0" encoding="utf-8"?>
<math xmlns="http://www.w3.org/1998/Math/MathML" display="block">
  <semantics>
    <mfrac>
      <mover accent="true">
        <mi>a</mi>
        <mo stretchy="true">⃗</mo>
      </mover>
      <mi>a</mi>
    </mfrac>
    <annotation encoding="StarMath 5.0">frac widevec {a} a</annotation>
  </semantics>
</math>
</file>

<file path=Object 100/content.xml><?xml version="1.0" encoding="utf-8"?>
<math xmlns="http://www.w3.org/1998/Math/MathML" display="block">
  <semantics>
    <mrow>
      <mover accent="true">
        <mi>r</mi>
        <mo stretchy="true">⃗</mo>
      </mover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row>
          <mspace width="0.5em"/>
          <mo stretchy="false">−</mo>
          <mover accent="true">
            <msub>
              <mi>a</mi>
              <mn>0</mn>
            </msub>
            <mo stretchy="true">⃗</mo>
          </mover>
        </mrow>
      </mrow>
      <mrow>
        <mfrac>
          <mrow>
            <mi>cos</mi>
            <mn>0</mn>
          </mrow>
          <msup>
            <mi>ω</mi>
            <mn>2</mn>
          </msup>
        </mfrac>
        <mo stretchy="false">+</mo>
        <mover accent="true">
          <msub>
            <mi>C</mi>
            <mn>2</mn>
          </msub>
          <mo stretchy="true">⃗</mo>
        </mover>
      </mrow>
      <mrow>
        <mspace width="0.5em"/>
        <mo stretchy="false">=</mo>
        <mspace width="0.5em"/>
      </mrow>
      <mn>0</mn>
      <mspace width="1.5em"/>
      <mo stretchy="false">⇒</mo>
      <mspace width="1.5em"/>
      <mover accent="true">
        <msub>
          <mi>C</mi>
          <mn>2</mn>
        </msub>
        <mo stretchy="true">⃗</mo>
      </mover>
      <mrow>
        <mspace width="0.5em"/>
        <mo stretchy="false">=</mo>
        <mspace width="0.5em"/>
      </mrow>
      <mover accent="true">
        <msub>
          <mi>a</mi>
          <mn>0</mn>
        </msub>
        <mo stretchy="true">⃗</mo>
      </mover>
      <mfrac>
        <mn>1</mn>
        <msup>
          <mi>ω</mi>
          <mn>2</mn>
        </msup>
      </mfrac>
    </mrow>
    <annotation encoding="StarMath 5.0">widevec {r} (0) `=` -widevec {a_0} {frac {cos{0}} {%omega}^2} + widevec C_2 `=` 0 ``` drarrow ``` widevec C_2 `=` widevec {a_0} {frac {1} {%omega}^2}</annotation>
  </semantics>
</math>
</file>

<file path=Object 101/content.xml><?xml version="1.0" encoding="utf-8"?>
<math xmlns="http://www.w3.org/1998/Math/MathML" display="block">
  <semantics>
    <mrow>
      <mover accent="true">
        <mi>r</mi>
        <mo stretchy="true">⃗</mo>
      </mover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over accent="true">
            <msub>
              <mi>a</mi>
              <mn>0</mn>
            </msub>
            <mo stretchy="true">⃗</mo>
          </mover>
        </mrow>
      </mrow>
      <mrow>
        <mfrac>
          <mrow>
            <mi>cos</mi>
            <mrow>
              <mi>ω</mi>
              <mi>t</mi>
            </mrow>
          </mrow>
          <msup>
            <mi>ω</mi>
            <mn>2</mn>
          </msup>
        </mfrac>
        <mo stretchy="false">+</mo>
        <mover accent="true">
          <msub>
            <mi>a</mi>
            <mn>0</mn>
          </msub>
          <mo stretchy="true">⃗</mo>
        </mover>
      </mrow>
      <mfrac>
        <mn>1</mn>
        <msup>
          <mi>ω</mi>
          <mn>2</mn>
        </msup>
      </mfrac>
      <mrow>
        <mspace width="0.5em"/>
        <mo stretchy="false">=</mo>
        <mspace width="0.5em"/>
      </mrow>
      <mrow>
        <mfrac>
          <mover accent="true">
            <msub>
              <mi>a</mi>
              <mn>0</mn>
            </msub>
            <mo stretchy="true">⃗</mo>
          </mover>
          <msup>
            <mi>ω</mi>
            <mn>2</mn>
          </msup>
        </mfrac>
        <mo stretchy="false">⋅</mo>
        <mrow>
          <mo fence="true" form="prefix" stretchy="false">(</mo>
          <mrow>
            <mrow>
              <mrow>
                <mn>1</mn>
                <mo stretchy="false">−</mo>
                <mi>cos</mi>
              </mrow>
              <mi>ω</mi>
              <mi>t</mi>
            </mrow>
          </mrow>
          <mo fence="true" form="postfix" stretchy="false">)</mo>
        </mrow>
      </mrow>
    </mrow>
    <annotation encoding="StarMath 5.0">widevec {r} (t) `=` -widevec {a_0} {frac {cos{%omega t}} {%omega}^2} + widevec {a_0} {frac {1} {%omega}^2} `=` {frac {widevec {a_0}}{{%omega}^2}} cdot (1 - cos %omega t)</annotation>
  </semantics>
</math>
</file>

<file path=Object 102/content.xml><?xml version="1.0" encoding="utf-8"?>
<math xmlns="http://www.w3.org/1998/Math/MathML" display="block">
  <semantics>
    <mrow>
      <msub>
        <mi>t</mi>
        <mi mathvariant="italic">ост</mi>
      </msub>
      <mrow>
        <mspace width="0.5em"/>
        <mo stretchy="false">=</mo>
        <mspace width="0.5em"/>
      </mrow>
      <mfrac>
        <mi>π</mi>
        <mi>ω</mi>
      </mfrac>
    </mrow>
    <annotation encoding="StarMath 5.0">t_ост `=`frac %pi %omega </annotation>
  </semantics>
</math>
</file>

<file path=Object 103/content.xml><?xml version="1.0" encoding="utf-8"?>
<math xmlns="http://www.w3.org/1998/Math/MathML" display="block">
  <semantics>
    <mrow>
      <mover accent="true">
        <mi>r</mi>
        <mo stretchy="true">⃗</mo>
      </mover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widevec {r}(0) = 0</annotation>
  </semantics>
</math>
</file>

<file path=Object 104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4</mn>
        <mn>3</mn>
      </mfrac>
      <mi>π</mi>
      <msup>
        <mrow>
          <mo fence="true" form="prefix" stretchy="true">(</mo>
          <mrow>
            <mrow>
              <mn>1</mn>
              <mrow>
                <mn>,85</mn>
                <mo stretchy="false">⋅</mo>
                <msup>
                  <mn>10</mn>
                  <mrow>
                    <mo stretchy="false">−</mo>
                    <mn>10</mn>
                  </mrow>
                </msup>
              </mrow>
            </mrow>
          </mrow>
          <mo fence="true" form="postfix" stretchy="true">)</mo>
        </mrow>
        <mn>3</mn>
      </msup>
      <mrow>
        <mspace width="0.5em"/>
        <mo stretchy="false">≈</mo>
        <mspace width="0.5em"/>
      </mrow>
      <mfrac>
        <mn>4</mn>
        <mn>3</mn>
      </mfrac>
      <mrow>
        <mi>π</mi>
        <mo stretchy="false">⋅</mo>
        <mn>1</mn>
      </mrow>
      <mrow>
        <mn>,85</mn>
        <mo stretchy="false">⋅</mo>
        <msup>
          <mn>10</mn>
          <mrow>
            <mo stretchy="false">−</mo>
            <mn>30</mn>
          </mrow>
        </msup>
      </mrow>
      <mrow>
        <mspace width="0.5em"/>
        <mo stretchy="false">≈</mo>
        <mspace width="0.5em"/>
      </mrow>
      <mn>2</mn>
      <mrow>
        <mn>,65</mn>
        <mo stretchy="false">⋅</mo>
        <msup>
          <mn>10</mn>
          <mrow>
            <mo stretchy="false">−</mo>
            <mn>29</mn>
          </mrow>
        </msup>
      </mrow>
    </mrow>
    <annotation encoding="StarMath 5.0">`=` {frac 4 3} %pi left ( 1,85 cdot 10^{-10} right )^3 `approx` {frac 4 3} %pi cdot 1,85 cdot 10^{-30} `approx` 2,65 cdot 10^{-29}</annotation>
  </semantics>
</math>
</file>

<file path=Object 105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frac>
        <mi mathvariant="italic">PV</mi>
        <mi mathvariant="italic">kT</mi>
      </mfrac>
      <mrow>
        <mspace width="0.5em"/>
        <mo stretchy="false">=</mo>
        <mspace width="0.5em"/>
      </mrow>
      <mfrac>
        <mrow>
          <mn>1,013</mn>
          <mo stretchy="false">⋅</mo>
          <msup>
            <mn>10</mn>
            <mn>5</mn>
          </msup>
          <mo stretchy="false">⋅</mo>
          <mi>V</mi>
        </mrow>
        <mrow>
          <mn>1</mn>
          <mrow>
            <mn>,38</mn>
            <mo stretchy="false">⋅</mo>
            <msup>
              <mn>10</mn>
              <mrow>
                <mo stretchy="false">−</mo>
                <mn>23</mn>
              </mrow>
            </msup>
            <mo stretchy="false">⋅</mo>
            <mn>273</mn>
          </mrow>
        </mrow>
      </mfrac>
      <mrow>
        <mspace width="0.5em"/>
        <mo stretchy="false">≈</mo>
        <mspace width="0.5em"/>
      </mrow>
      <mfrac>
        <mrow>
          <mn>1,013</mn>
          <mo stretchy="false">⋅</mo>
          <msup>
            <mn>10</mn>
            <mn>5</mn>
          </msup>
          <mo stretchy="false">⋅</mo>
          <mi>V</mi>
        </mrow>
        <mrow>
          <mn>3</mn>
          <mrow>
            <mn>,77</mn>
            <mo stretchy="false">⋅</mo>
            <msup>
              <mn>10</mn>
              <mrow>
                <mo stretchy="false">−</mo>
                <mn>21</mn>
              </mrow>
            </msup>
          </mrow>
        </mrow>
      </mfrac>
      <mrow>
        <mspace width="0.5em"/>
        <mo stretchy="false">≈</mo>
        <mspace width="0.5em"/>
      </mrow>
      <mn>2</mn>
      <mrow>
        <mn>,69</mn>
        <mo stretchy="false">⋅</mo>
        <msup>
          <mn>10</mn>
          <mn>25</mn>
        </msup>
        <mo stretchy="false">⋅</mo>
        <mi>V</mi>
      </mrow>
    </mrow>
    <annotation encoding="StarMath 5.0">N `=` frac {PV} {kT} `=` frac {1,013 cdot 10^5 cdot V} {1,38 cdot 10^{-23} cdot 273} `approx` frac {1,013 cdot 10^5 cdot V} {3,77 cdot 10^{-21}} `approx` 2,69 cdot 10^{25} cdot V</annotation>
  </semantics>
</math>
</file>

<file path=Object 106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n>1</mn>
      <mrow>
        <mn>,38</mn>
        <mo stretchy="false">⋅</mo>
        <msup>
          <mn>10</mn>
          <mrow>
            <mo stretchy="false">−</mo>
            <mn>23</mn>
          </mrow>
        </msup>
      </mrow>
    </mrow>
    <annotation encoding="StarMath 5.0">k `=` 1,38 cdot 10^{-23}</annotation>
  </semantics>
</math>
</file>

<file path=Object 107/content.xml><?xml version="1.0" encoding="utf-8"?>
<math xmlns="http://www.w3.org/1998/Math/MathML" display="block">
  <semantics>
    <mrow>
      <msub>
        <mi>V</mi>
        <mi>M</mi>
      </msub>
      <mrow>
        <mspace width="0.5em"/>
        <mo stretchy="false">=</mo>
        <mspace width="0.5em"/>
      </mrow>
      <mrow>
        <mi>N</mi>
        <mo stretchy="false">⋅</mo>
        <msub>
          <mi>V</mi>
          <mn>1</mn>
        </msub>
      </mrow>
      <mrow>
        <mspace width="0.5em"/>
        <mo stretchy="false">=</mo>
        <mspace width="0.5em"/>
      </mrow>
      <mn>2</mn>
      <mrow>
        <mn>,69</mn>
        <mo stretchy="false">⋅</mo>
        <msup>
          <mn>10</mn>
          <mn>25</mn>
        </msup>
        <mo stretchy="false">⋅</mo>
        <mi>V</mi>
        <mo stretchy="false">⋅</mo>
        <mn>2</mn>
      </mrow>
      <mrow>
        <mn>,65</mn>
        <mo stretchy="false">⋅</mo>
        <msup>
          <mn>10</mn>
          <mrow>
            <mo stretchy="false">−</mo>
            <mn>29</mn>
          </mrow>
        </msup>
      </mrow>
      <mrow>
        <mspace width="0.5em"/>
        <mo stretchy="false">≈</mo>
        <mspace width="0.5em"/>
      </mrow>
      <mn>7</mn>
      <mrow>
        <mn>,13</mn>
        <mo stretchy="false">⋅</mo>
        <msup>
          <mn>10</mn>
          <mrow>
            <mo stretchy="false">−</mo>
            <mn>4</mn>
          </mrow>
        </msup>
        <mo stretchy="false">⋅</mo>
        <mi>V</mi>
      </mrow>
    </mrow>
    <annotation encoding="StarMath 5.0">V_M `=` N cdot V_1 `=` 2,69 cdot 10^{25} cdot V cdot 2,65 cdot 10^{-29} `approx` 7,13 cdot 10^{-4} cdot V</annotation>
  </semantics>
</math>
</file>

<file path=Object 108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frac>
        <msub>
          <mi>V</mi>
          <mi>M</mi>
        </msub>
        <mi>V</mi>
      </mfrac>
      <mrow>
        <mspace width="0.5em"/>
        <mo stretchy="false">=</mo>
        <mspace width="0.5em"/>
      </mrow>
      <mfrac>
        <mrow>
          <mn>7</mn>
          <mrow>
            <mn>,13</mn>
            <mo stretchy="false">⋅</mo>
            <msup>
              <mn>10</mn>
              <mrow>
                <mo stretchy="false">−</mo>
                <mn>4</mn>
              </mrow>
            </msup>
            <mo stretchy="false">⋅</mo>
            <mi>V</mi>
          </mrow>
        </mrow>
        <mi>V</mi>
      </mfrac>
      <mrow>
        <mspace width="0.5em"/>
        <mo stretchy="false">=</mo>
        <mspace width="0.5em"/>
      </mrow>
      <mn>7</mn>
      <mrow>
        <mn>,13</mn>
        <mo stretchy="false">⋅</mo>
        <msup>
          <mn>10</mn>
          <mrow>
            <mo stretchy="false">−</mo>
            <mn>4</mn>
          </mrow>
        </msup>
      </mrow>
    </mrow>
    <annotation encoding="StarMath 5.0">n`=` frac V_M V `=` frac {7,13 cdot 10^{-4} cdot V} {V} `=` 7,13 cdot 10^{-4}</annotation>
  </semantics>
</math>
</file>

<file path=Object 10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frac>
        <msub>
          <mi>V</mi>
          <mi>M</mi>
        </msub>
        <mi>V</mi>
      </mfrac>
    </mrow>
    <annotation encoding="StarMath 5.0">n`=` frac V_M V</annotation>
  </semantics>
</math>
</file>

<file path=Object 11/content.xml><?xml version="1.0" encoding="utf-8"?>
<math xmlns="http://www.w3.org/1998/Math/MathML" display="block">
  <semantics>
    <mover accent="true">
      <mi>a</mi>
      <mo stretchy="true">⃗</mo>
    </mover>
    <annotation encoding="StarMath 5.0">widevec {a}</annotation>
  </semantics>
</math>
</file>

<file path=Object 110/content.xml><?xml version="1.0" encoding="utf-8"?>
<math xmlns="http://www.w3.org/1998/Math/MathML" display="block">
  <semantics>
    <mrow>
      <mover accent="true">
        <mi>r</mi>
        <mo stretchy="true">⃗</mo>
      </mover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over accent="true">
            <msub>
              <mi>a</mi>
              <mn>0</mn>
            </msub>
            <mo stretchy="true">⃗</mo>
          </mover>
        </mrow>
      </mrow>
      <mrow>
        <mfrac>
          <mrow>
            <mi>cos</mi>
            <mrow>
              <mi>ω</mi>
              <mi>t</mi>
            </mrow>
          </mrow>
          <msup>
            <mi>ω</mi>
            <mn>2</mn>
          </msup>
        </mfrac>
        <mo stretchy="false">+</mo>
        <mover accent="true">
          <msub>
            <mi>C</mi>
            <mn>2</mn>
          </msub>
          <mo stretchy="true">⃗</mo>
        </mover>
      </mrow>
    </mrow>
    <annotation encoding="StarMath 5.0">widevec {r} (t) `=` -widevec {a_0} {frac {cos{%omega t}} {%omega}^2} + widevec C_2</annotation>
  </semantics>
</math>
</file>

<file path=Object 111/content.xml><?xml version="1.0" encoding="utf-8"?>
<math xmlns="http://www.w3.org/1998/Math/MathML" display="block">
  <semantics>
    <mrow>
      <mi>s</mi>
      <mrow>
        <mspace width="0.5em"/>
        <mo stretchy="false">=</mo>
        <mspace width="0.5em"/>
      </mrow>
      <mover accent="true">
        <mi>r</mi>
        <mo stretchy="true">⃗</mo>
      </mover>
      <mrow>
        <mo fence="true" form="prefix" stretchy="false">(</mo>
        <mrow>
          <mfrac>
            <mi>π</mi>
            <mi>ω</mi>
          </mfrac>
        </mrow>
        <mo fence="true" form="postfix" stretchy="false">)</mo>
      </mrow>
      <mrow>
        <mspace width="0.5em"/>
        <mo stretchy="false">=</mo>
        <mspace width="0.5em"/>
      </mrow>
      <mrow>
        <mfrac>
          <mover accent="true">
            <msub>
              <mi>a</mi>
              <mn>0</mn>
            </msub>
            <mo stretchy="true">⃗</mo>
          </mover>
          <msup>
            <mi>ω</mi>
            <mn>2</mn>
          </msup>
        </mfrac>
        <mo stretchy="false">⋅</mo>
        <mrow>
          <mo fence="true" form="prefix" stretchy="false">(</mo>
          <mrow>
            <mrow>
              <mrow>
                <mn>1</mn>
                <mo stretchy="false">−</mo>
                <mi>cos</mi>
              </mrow>
              <mi>π</mi>
            </mrow>
          </mrow>
          <mo fence="true" form="postfix" stretchy="false">)</mo>
        </mrow>
      </mrow>
      <mrow>
        <mspace width="0.5em"/>
        <mo stretchy="false">=</mo>
        <mspace width="0.5em"/>
      </mrow>
      <mfrac>
        <mrow>
          <mn>2</mn>
          <mover accent="true">
            <msub>
              <mi>a</mi>
              <mn>0</mn>
            </msub>
            <mo stretchy="true">⃗</mo>
          </mover>
        </mrow>
        <msup>
          <mi>ω</mi>
          <mn>2</mn>
        </msup>
      </mfrac>
    </mrow>
    <annotation encoding="StarMath 5.0">s `=` widevec {r} (frac %pi %omega) `=` {frac {widevec {a_0}}{{%omega}^2}} cdot (1 - cos %pi) `=` {frac {2 widevec {a_0}}{{%omega}^2}}</annotation>
  </semantics>
</math>
</file>

<file path=Object 112/content.xml><?xml version="1.0" encoding="utf-8"?>
<math xmlns="http://www.w3.org/1998/Math/MathML" display="block">
  <semantics>
    <mi>V</mi>
    <annotation encoding="StarMath 5.0">V</annotation>
  </semantics>
</math>
</file>

<file path=Object 113/content.xml><?xml version="1.0" encoding="utf-8"?>
<math xmlns="http://www.w3.org/1998/Math/MathML" display="block">
  <semantics>
    <mrow>
      <mover accent="true">
        <msub>
          <mi>a</mi>
          <mn>0</mn>
        </msub>
        <mo stretchy="true">⃗</mo>
      </mover>
      <mo stretchy="false">=</mo>
      <mfrac>
        <mover accent="true">
          <msub>
            <mi>F</mi>
            <mn>0</mn>
          </msub>
          <mo stretchy="true">⃗</mo>
        </mover>
        <mi>m</mi>
      </mfrac>
    </mrow>
    <annotation encoding="StarMath 5.0">widevec {a_0} = frac {widevec {F_0}} {m}</annotation>
  </semantics>
</math>
</file>

<file path=Object 114/content.xml><?xml version="1.0" encoding="utf-8"?>
<math xmlns="http://www.w3.org/1998/Math/MathML" display="block">
  <semantics>
    <mrow>
      <mi>s</mi>
      <mrow>
        <mspace width="0.5em"/>
        <mo stretchy="false">=</mo>
        <mspace width="0.5em"/>
      </mrow>
      <mfrac>
        <mrow>
          <mn>2</mn>
          <mover accent="true">
            <msub>
              <mi>a</mi>
              <mn>0</mn>
            </msub>
            <mo stretchy="true">⃗</mo>
          </mover>
        </mrow>
        <msup>
          <mi>ω</mi>
          <mn>2</mn>
        </msup>
      </mfrac>
      <mrow>
        <mspace width="0.5em"/>
        <mo stretchy="false">=</mo>
        <mspace width="0.5em"/>
      </mrow>
      <mfrac>
        <mrow>
          <mn>2</mn>
          <msub>
            <mi>F</mi>
            <mn>0</mn>
          </msub>
        </mrow>
        <mrow>
          <mi>m</mi>
          <msup>
            <mi>ω</mi>
            <mn>2</mn>
          </msup>
        </mrow>
      </mfrac>
    </mrow>
    <annotation encoding="StarMath 5.0">s `=` {frac {2 widevec {a_0}}{{%omega}^2}} `=` {frac {2 F_0}{m{%omega}^2}}</annotation>
  </semantics>
</math>
</file>

<file path=Object 115/content.xml><?xml version="1.0" encoding="utf-8"?>
<math xmlns="http://www.w3.org/1998/Math/MathML" display="block">
  <semantics>
    <mrow>
      <msub>
        <mi>V</mi>
        <mn>1</mn>
      </msub>
      <mrow>
        <mspace width="0.5em"/>
        <mo stretchy="false">=</mo>
        <mspace width="0.5em"/>
      </mrow>
      <mfrac>
        <mn>4</mn>
        <mn>3</mn>
      </mfrac>
      <mi>π</mi>
      <msup>
        <mrow>
          <mo fence="true" form="prefix" stretchy="true">(</mo>
          <mrow>
            <mfrac>
              <mi>d</mi>
              <mn>2</mn>
            </mfrac>
          </mrow>
          <mo fence="true" form="postfix" stretchy="true">)</mo>
        </mrow>
        <mn>3</mn>
      </msup>
      <mrow>
        <mspace width="0.5em"/>
        <mo stretchy="false">=</mo>
        <mspace width="0.5em"/>
      </mrow>
      <mfrac>
        <mn>4</mn>
        <mn>3</mn>
      </mfrac>
      <mi>π</mi>
      <msup>
        <mrow>
          <mo fence="true" form="prefix" stretchy="true">(</mo>
          <mrow>
            <mfrac>
              <mrow>
                <mn>3</mn>
                <mrow>
                  <mn>,7</mn>
                  <mo stretchy="false">⋅</mo>
                  <msup>
                    <mn>10</mn>
                    <mrow>
                      <mo stretchy="false">−</mo>
                      <mn>10</mn>
                    </mrow>
                  </msup>
                </mrow>
              </mrow>
              <mn>2</mn>
            </mfrac>
          </mrow>
          <mo fence="true" form="postfix" stretchy="true">)</mo>
        </mrow>
        <mn>3</mn>
      </msup>
      <mrow>
        <mspace width="0.5em"/>
        <mo stretchy="false">=</mo>
        <mspace/>
      </mrow>
    </mrow>
    <annotation encoding="StarMath 5.0">V_1 `=` {frac 4 3} %pi left (frac d 2 right )^3 `=` {frac 4 3} %pi left ( frac {3,7 cdot 10^{-10}} 2 right )^3  `=` </annotation>
  </semantics>
</math>
</file>

<file path=Object 116/content.xml><?xml version="1.0" encoding="utf-8"?>
<math xmlns="http://www.w3.org/1998/Math/MathML" display="block">
  <semantics>
    <mrow>
      <mi mathvariant="italic">PV</mi>
      <mrow>
        <mspace width="0.5em"/>
        <mo stretchy="false">=</mo>
        <mspace width="0.5em"/>
      </mrow>
      <mi mathvariant="italic">NkT</mi>
      <mspace width="1.5em"/>
      <mo stretchy="false">⇒</mo>
      <mspace width="1.5em"/>
      <mi>N</mi>
      <mrow>
        <mspace width="0.5em"/>
        <mo stretchy="false">=</mo>
        <mspace width="0.5em"/>
      </mrow>
      <mfrac>
        <mi mathvariant="italic">PV</mi>
        <mi mathvariant="italic">kT</mi>
      </mfrac>
    </mrow>
    <annotation encoding="StarMath 5.0">PV `=` NkT ``` drarrow ``` N `=` frac {PV} {kT} </annotation>
  </semantics>
</math>
</file>

<file path=Object 117/content.xml><?xml version="1.0" encoding="utf-8"?>
<math xmlns="http://www.w3.org/1998/Math/MathML" display="block">
  <semantics>
    <msub>
      <mi>V</mi>
      <mi>M</mi>
    </msub>
    <annotation encoding="StarMath 5.0">V_M</annotation>
  </semantics>
</math>
</file>

<file path=Object 118/content.xml><?xml version="1.0" encoding="utf-8"?>
<math xmlns="http://www.w3.org/1998/Math/MathML" display="block">
  <semantics>
    <mi>V</mi>
    <annotation encoding="StarMath 5.0">V</annotation>
  </semantics>
</math>
</file>

<file path=Object 119/content.xml><?xml version="1.0" encoding="utf-8"?>
<math xmlns="http://www.w3.org/1998/Math/MathML" display="block">
  <semantics>
    <mrow>
      <mn>7</mn>
      <mrow>
        <mn>,13</mn>
        <mo stretchy="false">⋅</mo>
        <msup>
          <mn>10</mn>
          <mrow>
            <mo stretchy="false">−</mo>
            <mn>4</mn>
          </mrow>
        </msup>
      </mrow>
    </mrow>
    <annotation encoding="StarMath 5.0">7,13 cdot 10^{-4}</annotation>
  </semantics>
</math>
</file>

<file path=Object 12/content.xml><?xml version="1.0" encoding="utf-8"?>
<math xmlns="http://www.w3.org/1998/Math/MathML" display="block">
  <semantics>
    <mover accent="true">
      <mi>n</mi>
      <mo stretchy="true">⃗</mo>
    </mover>
    <annotation encoding="StarMath 5.0">widevec {n}</annotation>
  </semantics>
</math>
</file>

<file path=Object 13/content.xml><?xml version="1.0" encoding="utf-8"?>
<math xmlns="http://www.w3.org/1998/Math/MathML" display="block">
  <semantics>
    <mrow>
      <mrow>
        <mover accent="true">
          <mi>r</mi>
          <mo stretchy="true">⃗</mo>
        </mover>
        <mo stretchy="false">⋅</mo>
        <mover accent="true">
          <mi>n</mi>
          <mo stretchy="true">⃗</mo>
        </mover>
      </mrow>
      <mrow>
        <mspace width="0.5em"/>
        <mo stretchy="false">=</mo>
        <mspace width="0.5em"/>
      </mrow>
      <mfrac>
        <mi>a</mi>
        <mn>2</mn>
      </mfrac>
    </mrow>
    <annotation encoding="StarMath 5.0">widevec {r} cdot widevec {n} `=` frac a 2</annotation>
  </semantics>
</math>
</file>

<file path=Object 14/content.xml><?xml version="1.0" encoding="utf-8"?>
<math xmlns="http://www.w3.org/1998/Math/MathML" display="block">
  <semantics>
    <mover accent="true">
      <mi>n</mi>
      <mo stretchy="true">⃗</mo>
    </mover>
    <annotation encoding="StarMath 5.0">widevec {n}</annotation>
  </semantics>
</math>
</file>

<file path=Object 140/content.xml><?xml version="1.0" encoding="utf-8"?>
<math xmlns="http://www.w3.org/1998/Math/MathML" display="block">
  <semantics>
    <msub>
      <mi>V</mi>
      <mi>M</mi>
    </msub>
    <annotation encoding="StarMath 5.0">V_M</annotation>
  </semantics>
</math>
</file>

<file path=Object 15/content.xml><?xml version="1.0" encoding="utf-8"?>
<math xmlns="http://www.w3.org/1998/Math/MathML" display="block">
  <semantics>
    <mover accent="true">
      <mi>a</mi>
      <mo stretchy="true">⃗</mo>
    </mover>
    <annotation encoding="StarMath 5.0">widevec {a}</annotation>
  </semantics>
</math>
</file>

<file path=Object 16/content.xml><?xml version="1.0" encoding="utf-8"?>
<math xmlns="http://www.w3.org/1998/Math/MathML" display="block">
  <semantics>
    <mfrac>
      <mi>a</mi>
      <mn>2</mn>
    </mfrac>
    <annotation encoding="StarMath 5.0">frac a 2</annotation>
  </semantics>
</math>
</file>

<file path=Object 17/content.xml><?xml version="1.0" encoding="utf-8"?>
<math xmlns="http://www.w3.org/1998/Math/MathML" display="block">
  <semantics>
    <mover accent="true">
      <mi>r</mi>
      <mo stretchy="true">⃗</mo>
    </mover>
    <annotation encoding="StarMath 5.0">widevec {r} </annotation>
  </semantics>
</math>
</file>

<file path=Object 18/content.xml><?xml version="1.0" encoding="utf-8"?>
<math xmlns="http://www.w3.org/1998/Math/MathML" display="block">
  <semantics>
    <mrow>
      <mrow>
        <mover accent="true">
          <mi>r</mi>
          <mo stretchy="true">⃗</mo>
        </mover>
        <mo stretchy="false">⋅</mo>
        <mover accent="true">
          <mi>a</mi>
          <mo stretchy="true">⃗</mo>
        </mover>
      </mrow>
      <mrow>
        <mspace width="0.5em"/>
        <mo stretchy="false">=</mo>
        <mspace width="0.5em"/>
      </mrow>
      <mfrac>
        <msup>
          <mi>a</mi>
          <mn>2</mn>
        </msup>
        <mn>2</mn>
      </mfrac>
    </mrow>
    <annotation encoding="StarMath 5.0">widevec {r} cdot widevec {a} `=` frac a^2 2</annotation>
  </semantics>
</math>
</file>

<file path=Object 19/content.xml><?xml version="1.0" encoding="utf-8"?>
<math xmlns="http://www.w3.org/1998/Math/MathML" display="block">
  <semantics>
    <mover accent="true">
      <mi>a</mi>
      <mo stretchy="true">⃗</mo>
    </mover>
    <annotation encoding="StarMath 5.0">widevec {a}</annotation>
  </semantics>
</math>
</file>

<file path=Object 2/content.xml><?xml version="1.0" encoding="utf-8"?>
<math xmlns="http://www.w3.org/1998/Math/MathML" display="block">
  <semantics>
    <mrow>
      <mover accent="true">
        <mi>r</mi>
        <mo stretchy="true">⃗</mo>
      </mover>
      <mover accent="true">
        <mi>a</mi>
        <mo stretchy="true">⃗</mo>
      </mover>
      <mrow>
        <mspace width="0.5em"/>
        <mo stretchy="false">=</mo>
        <mspace width="0.5em"/>
      </mrow>
      <mrow>
        <msup>
          <mi>a</mi>
          <mn>2</mn>
        </msup>
        <mo stretchy="false">/</mo>
        <mn>2</mn>
      </mrow>
    </mrow>
    <annotation encoding="StarMath 5.0">widevec {r} widevec {a} `=` a^2 /2</annotation>
  </semantics>
</math>
</file>

<file path=Object 20/content.xml><?xml version="1.0" encoding="utf-8"?>
<math xmlns="http://www.w3.org/1998/Math/MathML" display="block">
  <semantics>
    <mfrac>
      <mi>a</mi>
      <mn>2</mn>
    </mfrac>
    <annotation encoding="StarMath 5.0">frac a 2</annotation>
  </semantics>
</math>
</file>

<file path=Object 21/content.xml><?xml version="1.0" encoding="utf-8"?>
<math xmlns="http://www.w3.org/1998/Math/MathML" display="block">
  <semantics>
    <mover accent="true">
      <mi>a</mi>
      <mo stretchy="true">⃗</mo>
    </mover>
    <annotation encoding="StarMath 5.0">widevec {a}</annotation>
  </semantics>
</math>
</file>

<file path=Object 22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=</mo>
        <mi>k</mi>
      </mrow>
      <msup>
        <mi>t</mi>
        <mn>2</mn>
      </msup>
      <mrow>
        <mover accent="true">
          <msub>
            <mi>e</mi>
            <mi>x</mi>
          </msub>
          <mo stretchy="true">⃗</mo>
        </mover>
        <mo stretchy="false">−</mo>
        <mi>m</mi>
      </mrow>
      <mover accent="true">
        <msub>
          <mi>e</mi>
          <mi>y</mi>
        </msub>
        <mo stretchy="true">⃗</mo>
      </mover>
    </mrow>
    <annotation encoding="StarMath 5.0">widevec {a} = k t^2 widevec {e_x} - m widevec {e_y}</annotation>
  </semantics>
</math>
</file>

<file path=Object 23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n>3</mn>
      <mrow>
        <mi>м</mi>
        <mo stretchy="false">/</mo>
        <msup>
          <mi>с</mi>
          <mn>2</mn>
        </msup>
      </mrow>
    </mrow>
    <annotation encoding="StarMath 5.0">m`=`3 м/с^2</annotation>
  </semantics>
</math>
</file>

<file path=Object 24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n>3</mn>
      <mrow>
        <mi>м</mi>
        <mo stretchy="false">/</mo>
        <msup>
          <mi>с</mi>
          <mn>4</mn>
        </msup>
      </mrow>
    </mrow>
    <annotation encoding="StarMath 5.0">k`=`3 м/с^4</annotation>
  </semantics>
</math>
</file>

<file path=Object 25/content.xml><?xml version="1.0" encoding="utf-8"?>
<math xmlns="http://www.w3.org/1998/Math/MathML" display="block">
  <semantics>
    <mrow>
      <mover accent="true">
        <msub>
          <mi>V</mi>
          <mn>0</mn>
        </msub>
        <mo stretchy="true">⃗</mo>
      </mover>
      <mo stretchy="false">=</mo>
      <mn>0</mn>
    </mrow>
    <annotation encoding="StarMath 5.0">widevec {V_0} = 0</annotation>
  </semantics>
</math>
</file>

<file path=Object 26/content.xml><?xml version="1.0" encoding="utf-8"?>
<math xmlns="http://www.w3.org/1998/Math/MathML" display="block">
  <semantics>
    <mrow>
      <mover accent="true">
        <msub>
          <mi>r</mi>
          <mn>0</mn>
        </msub>
        <mo stretchy="true">⃗</mo>
      </mover>
      <mo stretchy="false">=</mo>
      <mn>0</mn>
    </mrow>
    <annotation encoding="StarMath 5.0">widevec {r_0} = 0</annotation>
  </semantics>
</math>
</file>

<file path=Object 27/content.xml><?xml version="1.0" encoding="utf-8"?>
<math xmlns="http://www.w3.org/1998/Math/MathML" display="block">
  <semantics>
    <mrow>
      <mover accent="true">
        <mi>V</mi>
        <mo stretchy="true">⃗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∫</mo>
          <mover accent="true">
            <mi>a</mi>
            <mo stretchy="true">⃗</mo>
          </mover>
        </mrow>
      </mrow>
      <mi mathvariant="italic">dt</mi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row>
              <mi>k</mi>
              <msup>
                <mi>t</mi>
                <mn>2</mn>
              </msup>
              <mrow>
                <mover accent="true">
                  <msub>
                    <mi>e</mi>
                    <mi>x</mi>
                  </msub>
                  <mo stretchy="true">⃗</mo>
                </mover>
                <mo stretchy="false">−</mo>
                <mi>m</mi>
              </mrow>
              <mover accent="true">
                <msub>
                  <mi>e</mi>
                  <mi>y</mi>
                </msub>
                <mo stretchy="true">⃗</mo>
              </mover>
            </mrow>
          </mrow>
          <mo fence="true" form="postfix" stretchy="false">)</mo>
        </mrow>
      </mrow>
      <mi mathvariant="italic">dt</mi>
    </mrow>
    <annotation encoding="StarMath 5.0">widevec {V} (t) = int widevec {a}  dt `=` int (k t^2 widevec {e_x} - m widevec {e_y})  dt</annotation>
  </semantics>
</math>
</file>

<file path=Object 28/content.xml><?xml version="1.0" encoding="utf-8"?>
<math xmlns="http://www.w3.org/1998/Math/MathML" display="block">
  <semantics>
    <mrow>
      <msub>
        <mi>V</mi>
        <mi>x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stretchy="false">∫</mo>
        <mi>k</mi>
      </mrow>
      <msup>
        <mi>t</mi>
        <mn>2</mn>
      </msup>
      <mi mathvariant="italic">dt</mi>
      <mrow>
        <mspace width="0.5em"/>
        <mo stretchy="false">=</mo>
        <mspace width="0.5em"/>
      </mrow>
      <mrow>
        <mfrac>
          <msup>
            <mi mathvariant="italic">kt</mi>
            <mn>3</mn>
          </msup>
          <mn>3</mn>
        </mfrac>
        <mo stretchy="false">+</mo>
        <msub>
          <mi>C</mi>
          <mn>1</mn>
        </msub>
      </mrow>
    </mrow>
    <annotation encoding="StarMath 5.0">V_x (t) `=` int k t^2 dt `=` {frac {kt^3} {3}} + C_1</annotation>
  </semantics>
</math>
</file>

<file path=Object 29/content.xml><?xml version="1.0" encoding="utf-8"?>
<math xmlns="http://www.w3.org/1998/Math/MathML" display="block">
  <semantics>
    <mrow>
      <msub>
        <mi>V</mi>
        <mi>y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row>
              <mo stretchy="false">−</mo>
              <mi>m</mi>
            </mrow>
          </mrow>
          <mo fence="true" form="postfix" stretchy="false">)</mo>
        </mrow>
      </mrow>
      <mi mathvariant="italic">dt</mi>
      <mrow>
        <mspace width="0.5em"/>
        <mo stretchy="false">=</mo>
        <mrow>
          <mspace width="0.5em"/>
          <mo stretchy="false">−</mo>
          <mi mathvariant="italic">mt</mi>
          <mo stretchy="false">+</mo>
          <msub>
            <mi>C</mi>
            <mn>2</mn>
          </msub>
        </mrow>
      </mrow>
    </mrow>
    <annotation encoding="StarMath 5.0">V_y (t) `=` int (-m) dt `=` -mt + C_2</annotation>
  </semantics>
</math>
</file>

<file path=Object 3/content.xml><?xml version="1.0" encoding="utf-8"?>
<math xmlns="http://www.w3.org/1998/Math/MathML" display="block">
  <semantics>
    <mover accent="true">
      <mi>a</mi>
      <mo stretchy="true">⃗</mo>
    </mover>
    <annotation encoding="StarMath 5.0">widevec {a}</annotation>
  </semantics>
</math>
</file>

<file path=Object 30/content.xml><?xml version="1.0" encoding="utf-8"?>
<math xmlns="http://www.w3.org/1998/Math/MathML" display="block">
  <semantics>
    <mrow>
      <mover accent="true">
        <msub>
          <mi>V</mi>
          <mn>0</mn>
        </msub>
        <mo stretchy="true">⃗</mo>
      </mover>
      <mo stretchy="false">=</mo>
      <mn>0</mn>
    </mrow>
    <annotation encoding="StarMath 5.0">widevec {V_0} = 0</annotation>
  </semantics>
</math>
</file>

<file path=Object 31/content.xml><?xml version="1.0" encoding="utf-8"?>
<math xmlns="http://www.w3.org/1998/Math/MathML" display="block">
  <semantics>
    <mrow>
      <msub>
        <mi>V</mi>
        <mi>x</mi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row>
        <msub>
          <mi>C</mi>
          <mn>1</mn>
        </msub>
        <mo stretchy="false">=</mo>
        <mn>0</mn>
      </mrow>
    </mrow>
    <annotation encoding="StarMath 5.0">V_x (0) `=` C_1 = 0</annotation>
  </semantics>
</math>
</file>

<file path=Object 32/content.xml><?xml version="1.0" encoding="utf-8"?>
<math xmlns="http://www.w3.org/1998/Math/MathML" display="block">
  <semantics>
    <mrow>
      <msub>
        <mi>V</mi>
        <mi>y</mi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row>
        <msub>
          <mi>C</mi>
          <mn>2</mn>
        </msub>
        <mo stretchy="false">=</mo>
        <mn>0</mn>
      </mrow>
    </mrow>
    <annotation encoding="StarMath 5.0">V_y (0) `=` C_2 = 0</annotation>
  </semantics>
</math>
</file>

<file path=Object 33/content.xml><?xml version="1.0" encoding="utf-8"?>
<math xmlns="http://www.w3.org/1998/Math/MathML" display="block">
  <semantics>
    <mrow>
      <msub>
        <mi>V</mi>
        <mi>x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sup>
          <mi mathvariant="italic">kt</mi>
          <mn>3</mn>
        </msup>
        <mn>3</mn>
      </mfrac>
    </mrow>
    <annotation encoding="StarMath 5.0">V_x (t) `=` frac {kt^3} {3}</annotation>
  </semantics>
</math>
</file>

<file path=Object 34/content.xml><?xml version="1.0" encoding="utf-8"?>
<math xmlns="http://www.w3.org/1998/Math/MathML" display="block">
  <semantics>
    <mrow>
      <msub>
        <mi>V</mi>
        <mi>y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i mathvariant="italic">mt</mi>
        </mrow>
      </mrow>
    </mrow>
    <annotation encoding="StarMath 5.0">V_y (t) `=` -mt</annotation>
  </semantics>
</math>
</file>

<file path=Object 35/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frac>
        <mrow>
          <mi>d</mi>
          <mover accent="true">
            <mi>r</mi>
            <mo stretchy="true">⃗</mo>
          </mover>
        </mrow>
        <mi mathvariant="italic">dt</mi>
      </mfrac>
    </mrow>
    <annotation encoding="StarMath 5.0">widevec {V} = frac {d widevec {r}} {dt}</annotation>
  </semantics>
</math>
</file>

<file path=Object 36/content.xml><?xml version="1.0" encoding="utf-8"?>
<math xmlns="http://www.w3.org/1998/Math/MathML" display="block">
  <semantics>
    <mrow>
      <mover accent="true">
        <mi>r</mi>
        <mo stretchy="true">⃗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∫</mo>
          <mover accent="true">
            <mi>V</mi>
            <mo stretchy="true">⃗</mo>
          </mover>
        </mrow>
      </mrow>
      <mi mathvariant="italic">dt</mi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row>
              <mfrac>
                <msup>
                  <mi mathvariant="italic">kt</mi>
                  <mn>3</mn>
                </msup>
                <mn>3</mn>
              </mfrac>
              <mrow>
                <mover accent="true">
                  <msub>
                    <mi>e</mi>
                    <mi>x</mi>
                  </msub>
                  <mo stretchy="true">⃗</mo>
                </mover>
                <mo stretchy="false">−</mo>
                <mi mathvariant="italic">mt</mi>
              </mrow>
              <mover accent="true">
                <msub>
                  <mi>e</mi>
                  <mi>y</mi>
                </msub>
                <mo stretchy="true">⃗</mo>
              </mover>
            </mrow>
          </mrow>
          <mo fence="true" form="postfix" stretchy="false">)</mo>
        </mrow>
      </mrow>
      <mi mathvariant="italic">dt</mi>
    </mrow>
    <annotation encoding="StarMath 5.0">widevec {r} (t) = int widevec {V}  dt `=` int (frac {kt^3} {3} widevec {e_x} - mt widevec {e_y})  dt</annotation>
  </semantics>
</math>
</file>

<file path=Object 37/content.xml><?xml version="1.0" encoding="utf-8"?>
<math xmlns="http://www.w3.org/1998/Math/MathML" display="block">
  <semantics>
    <mrow>
      <msub>
        <mi>r</mi>
        <mi>x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stretchy="false">∫</mo>
        <mfrac>
          <msup>
            <mi mathvariant="italic">kt</mi>
            <mn>3</mn>
          </msup>
          <mn>3</mn>
        </mfrac>
      </mrow>
      <mi mathvariant="italic">dt</mi>
      <mrow>
        <mspace width="0.5em"/>
        <mo stretchy="false">=</mo>
        <mspace width="0.5em"/>
      </mrow>
      <mrow>
        <mfrac>
          <msup>
            <mi mathvariant="italic">kt</mi>
            <mn>4</mn>
          </msup>
          <mn>12</mn>
        </mfrac>
        <mo stretchy="false">+</mo>
        <msub>
          <mi>C</mi>
          <mn>3</mn>
        </msub>
      </mrow>
    </mrow>
    <annotation encoding="StarMath 5.0">r_x (t) `=` int frac {kt^3} {3} dt `=` {frac {kt^4} {12}} + C_3</annotation>
  </semantics>
</math>
</file>

<file path=Object 38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row>
              <mo stretchy="false">−</mo>
              <mi mathvariant="italic">mt</mi>
            </mrow>
          </mrow>
          <mo fence="true" form="postfix" stretchy="false">)</mo>
        </mrow>
      </mrow>
      <mi mathvariant="italic">dt</mi>
      <mrow>
        <mspace width="0.5em"/>
        <mo stretchy="false">=</mo>
        <mrow>
          <mspace width="0.5em"/>
          <mo stretchy="false">−</mo>
          <mfrac>
            <msup>
              <mi mathvariant="italic">mt</mi>
              <mn>2</mn>
            </msup>
            <mn>2</mn>
          </mfrac>
          <mo stretchy="false">+</mo>
          <msub>
            <mi>C</mi>
            <mn>4</mn>
          </msub>
        </mrow>
      </mrow>
    </mrow>
    <annotation encoding="StarMath 5.0">r_y (t) `=` int (-mt) dt `=` -{frac {mt^2} {2}} + C_4</annotation>
  </semantics>
</math>
</file>

<file path=Object 39/content.xml><?xml version="1.0" encoding="utf-8"?>
<math xmlns="http://www.w3.org/1998/Math/MathML" display="block">
  <semantics>
    <mrow>
      <msub>
        <mi>r</mi>
        <mi>x</mi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row>
        <msub>
          <mi>C</mi>
          <mn>3</mn>
        </msub>
        <mo stretchy="false">=</mo>
        <mn>0</mn>
      </mrow>
    </mrow>
    <annotation encoding="StarMath 5.0">r_x (0) `=` C_3 = 0</annotation>
  </semantics>
</math>
</file>

<file path=Object 4/content.xml><?xml version="1.0" encoding="utf-8"?>
<math xmlns="http://www.w3.org/1998/Math/MathML" display="block">
  <semantics>
    <mover accent="true">
      <mi>r</mi>
      <mo stretchy="true">⃗</mo>
    </mover>
    <annotation encoding="StarMath 5.0">widevec {r} </annotation>
  </semantics>
</math>
</file>

<file path=Object 40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row>
        <msub>
          <mi>C</mi>
          <mn>4</mn>
        </msub>
        <mo stretchy="false">=</mo>
        <mn>0</mn>
      </mrow>
    </mrow>
    <annotation encoding="StarMath 5.0">r_y (0) `=` C_4 = 0</annotation>
  </semantics>
</math>
</file>

<file path=Object 41/content.xml><?xml version="1.0" encoding="utf-8"?>
<math xmlns="http://www.w3.org/1998/Math/MathML" display="block">
  <semantics>
    <mrow>
      <msub>
        <mi>r</mi>
        <mi>x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sup>
          <mi mathvariant="italic">kt</mi>
          <mn>4</mn>
        </msup>
        <mn>12</mn>
      </mfrac>
    </mrow>
    <annotation encoding="StarMath 5.0">r_x (t) `=` frac {kt^4} {12}</annotation>
  </semantics>
</math>
</file>

<file path=Object 42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sup>
              <mi mathvariant="italic">mt</mi>
              <mn>2</mn>
            </msup>
            <mn>2</mn>
          </mfrac>
        </mrow>
      </mrow>
    </mrow>
    <annotation encoding="StarMath 5.0">r_y (t) `=` -frac {mt^2} 2</annotation>
  </semantics>
</math>
</file>

<file path=Object 43/content.xml><?xml version="1.0" encoding="utf-8"?>
<math xmlns="http://www.w3.org/1998/Math/MathML" display="block">
  <semantics>
    <mrow>
      <mover accent="true">
        <msub>
          <mi>r</mi>
          <mn>0</mn>
        </msub>
        <mo stretchy="true">⃗</mo>
      </mover>
      <mo stretchy="false">=</mo>
      <mn>0</mn>
    </mrow>
    <annotation encoding="StarMath 5.0">widevec {r_0} = 0</annotation>
  </semantics>
</math>
</file>

<file path=Object 44/content.xml><?xml version="1.0" encoding="utf-8"?>
<math xmlns="http://www.w3.org/1998/Math/MathML" display="block">
  <semantics>
    <mrow>
      <msub>
        <mi>r</mi>
        <mi>x</mi>
      </msub>
      <mrow>
        <mo fence="true" form="prefix" stretchy="false">(</mo>
        <mrow>
          <mn>1</mn>
        </mrow>
        <mo fence="true" form="postfix" stretchy="false">)</mo>
      </mrow>
      <mrow>
        <mspace width="0.5em"/>
        <mo stretchy="false">=</mo>
        <mspace width="0.5em"/>
      </mrow>
      <mfrac>
        <mrow>
          <mi>k</mi>
          <mo stretchy="false">⋅</mo>
          <msup>
            <mn>1</mn>
            <mn>4</mn>
          </msup>
        </mrow>
        <mn>12</mn>
      </mfrac>
      <mrow>
        <mspace width="0.5em"/>
        <mo stretchy="false">=</mo>
        <mspace width="0.5em"/>
      </mrow>
      <mfrac>
        <mi>k</mi>
        <mn>12</mn>
      </mfrac>
    </mrow>
    <annotation encoding="StarMath 5.0">r_x (1) `=` frac {k cdot 1^4} {12}  `=` frac k 12</annotation>
  </semantics>
</math>
</file>

<file path=Object 45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n>1</mn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row>
              <mi>m</mi>
              <mo stretchy="false">⋅</mo>
              <msup>
                <mn>1</mn>
                <mn>2</mn>
              </msup>
            </mrow>
            <mn>2</mn>
          </mfrac>
        </mrow>
      </mrow>
      <mrow>
        <mspace width="0.5em"/>
        <mo stretchy="false">=</mo>
        <mrow>
          <mspace width="0.5em"/>
          <mo stretchy="false">−</mo>
          <mfrac>
            <mi>m</mi>
            <mn>2</mn>
          </mfrac>
        </mrow>
      </mrow>
    </mrow>
    <annotation encoding="StarMath 5.0">r_y (1) `=` -frac {m cdot 1^2} 2  `=` -frac m 2</annotation>
  </semantics>
</math>
</file>

<file path=Object 46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n>3</mn>
      <mrow>
        <mi>м</mi>
        <mo stretchy="false">/</mo>
        <msup>
          <mi>с</mi>
          <mn>4</mn>
        </msup>
      </mrow>
    </mrow>
    <annotation encoding="StarMath 5.0">k`=`3 м/с^4</annotation>
  </semantics>
</math>
</file>

<file path=Object 47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n>3</mn>
      <mrow>
        <mi>м</mi>
        <mo stretchy="false">/</mo>
        <msup>
          <mi>с</mi>
          <mn>2</mn>
        </msup>
      </mrow>
    </mrow>
    <annotation encoding="StarMath 5.0">m`=`3 м/с^2</annotation>
  </semantics>
</math>
</file>

<file path=Object 48/content.xml><?xml version="1.0" encoding="utf-8"?>
<math xmlns="http://www.w3.org/1998/Math/MathML" display="block">
  <semantics>
    <mrow>
      <msub>
        <mi>r</mi>
        <mi>x</mi>
      </msub>
      <mrow>
        <mo fence="true" form="prefix" stretchy="false">(</mo>
        <mrow>
          <mn>1</mn>
        </mrow>
        <mo fence="true" form="postfix" stretchy="false">)</mo>
      </mrow>
      <mrow>
        <mspace width="0.5em"/>
        <mo stretchy="false">=</mo>
        <mspace width="0.5em"/>
      </mrow>
      <mfrac>
        <mn>3</mn>
        <mn>12</mn>
      </mfrac>
      <mrow>
        <mspace width="0.5em"/>
        <mo stretchy="false">=</mo>
        <mspace width="0.5em"/>
      </mrow>
      <mn>0</mn>
      <mn>,25</mn>
      <mi>м</mi>
    </mrow>
    <annotation encoding="StarMath 5.0">r_x (1) `=` frac 3 {12}  `=` 0,25 м</annotation>
  </semantics>
</math>
</file>

<file path=Object 49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n>1</mn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n>3</mn>
            <mn>2</mn>
          </mfrac>
        </mrow>
      </mrow>
      <mrow>
        <mspace width="0.5em"/>
        <mo stretchy="false">=</mo>
        <mrow>
          <mspace width="0.5em"/>
          <mo stretchy="false">−</mo>
          <mn>1</mn>
        </mrow>
      </mrow>
      <mn>,5</mn>
      <mi>м</mi>
    </mrow>
    <annotation encoding="StarMath 5.0">r_y (1) `=` -frac 3 2  `=` -1,5 м</annotation>
  </semantics>
</math>
</file>

<file path=Object 5/content.xml><?xml version="1.0" encoding="utf-8"?>
<math xmlns="http://www.w3.org/1998/Math/MathML" display="block">
  <semantics>
    <mrow>
      <mrow>
        <mover accent="true">
          <mi>r</mi>
          <mo stretchy="true">⃗</mo>
        </mover>
        <mo stretchy="false">⋅</mo>
        <mover accent="true">
          <mi>a</mi>
          <mo stretchy="true">⃗</mo>
        </mover>
      </mrow>
      <mrow>
        <mspace width="0.5em"/>
        <mo stretchy="false">=</mo>
        <mspace width="0.5em"/>
      </mrow>
      <mfrac>
        <msup>
          <mi>a</mi>
          <mn>2</mn>
        </msup>
        <mn>2</mn>
      </mfrac>
    </mrow>
    <annotation encoding="StarMath 5.0">widevec {r} cdot widevec {a} `=` frac a^2 2</annotation>
  </semantics>
</math>
</file>

<file path=Object 50/content.xml><?xml version="1.0" encoding="utf-8"?>
<math xmlns="http://www.w3.org/1998/Math/MathML" display="block">
  <semantics>
    <mrow>
      <mi>r</mi>
      <mrow>
        <mspace width="0.5em"/>
        <mo stretchy="false">=</mo>
        <mspace width="0.5em"/>
      </mrow>
      <msqrt>
        <mrow>
          <msup>
            <msub>
              <mi>r</mi>
              <mi>x</mi>
            </msub>
            <mn>2</mn>
          </msup>
          <mo stretchy="false">+</mo>
          <msup>
            <msub>
              <mi>r</mi>
              <mi>y</mi>
            </msub>
            <mn>2</mn>
          </msup>
        </mrow>
      </msqrt>
    </mrow>
    <annotation encoding="StarMath 5.0">r `=` sqrt {{r_x}^2 + {r_y}^2}</annotation>
  </semantics>
</math>
</file>

<file path=Object 51/content.xml><?xml version="1.0" encoding="utf-8"?>
<math xmlns="http://www.w3.org/1998/Math/MathML" display="block">
  <semantics>
    <mrow>
      <mi>r</mi>
      <mrow>
        <mspace width="0.5em"/>
        <mo stretchy="false">=</mo>
        <mspace width="0.5em"/>
      </mrow>
      <msqrt>
        <mrow>
          <msup>
            <mrow>
              <mo fence="true" form="prefix" stretchy="false">(</mo>
              <mrow>
                <mrow>
                  <mn>0</mn>
                  <mn>,25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n>,5</mn>
                </mrow>
              </mrow>
              <mo fence="true" form="postfix" stretchy="false">)</mo>
            </mrow>
            <mn>2</mn>
          </msup>
        </mrow>
      </msqrt>
      <mrow>
        <mspace width="0.5em"/>
        <mo stretchy="false">=</mo>
        <mspace width="0.5em"/>
      </mrow>
      <msqrt>
        <mrow>
          <mrow>
            <mn>0,0625</mn>
            <mo stretchy="false">+</mo>
            <mn>2</mn>
          </mrow>
          <mn>,25</mn>
        </mrow>
      </msqrt>
      <mrow>
        <mspace width="0.5em"/>
        <mo stretchy="false">=</mo>
        <mspace width="0.5em"/>
      </mrow>
      <mrow>
        <msqrt>
          <mn>2,3125</mn>
        </msqrt>
        <mo stretchy="false">≈</mo>
        <mn>1</mn>
      </mrow>
      <mn>,52</mn>
      <mi>м</mi>
      <mi>.</mi>
    </mrow>
    <annotation encoding="StarMath 5.0">r `=` sqrt {(0,25)^2 + (-1,5)^2} `=` sqrt {0,0625 + 2,25} `=` sqrt {2,3125} approx 1,52 м.</annotation>
  </semantics>
</math>
</file>

<file path=Object 52/content.xml><?xml version="1.0" encoding="utf-8"?>
<math xmlns="http://www.w3.org/1998/Math/MathML" display="block">
  <semantics>
    <mrow>
      <mrow>
        <mover accent="true">
          <mrow>
            <mi>v</mi>
            <mspace width="0.5em"/>
          </mrow>
          <mo stretchy="true">⃗</mo>
        </mover>
        <mo stretchy="false">=</mo>
        <mover accent="true">
          <mrow>
            <mspace width="0.5em"/>
            <mi>i</mi>
            <mspace width="0.5em"/>
          </mrow>
          <mo stretchy="true">⃗</mo>
        </mover>
      </mrow>
      <mrow>
        <mi>A</mi>
        <mo stretchy="false">+</mo>
        <mover accent="true">
          <mrow>
            <mi>j</mi>
            <mspace width="0.5em"/>
          </mrow>
          <mo stretchy="true">⃗</mo>
        </mover>
      </mrow>
      <mrow>
        <mi mathvariant="italic">Bt</mi>
        <mo stretchy="false">+</mo>
        <mover accent="true">
          <mrow>
            <mi>k</mi>
            <mspace width="0.5em"/>
          </mrow>
          <mo stretchy="true">⃗</mo>
        </mover>
      </mrow>
      <msup>
        <mi mathvariant="italic">Ct</mi>
        <mn>2</mn>
      </msup>
    </mrow>
    <annotation encoding="StarMath 5.0">widevec {v`} = widevec {`i`} A + widevec {j`} Bt + widevec {k`} Ct^2</annotation>
  </semantics>
</math>
</file>

<file path=Object 53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n>1</mn>
      <mrow>
        <mi>м</mi>
        <mo stretchy="false">/</mo>
        <mi>с</mi>
      </mrow>
    </mrow>
    <annotation encoding="StarMath 5.0">A`=`1 м/с</annotation>
  </semantics>
</math>
</file>

<file path=Object 54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n>2</mn>
      <mrow>
        <mi>м</mi>
        <mo stretchy="false">/</mo>
        <msup>
          <mi>с</mi>
          <mn>2</mn>
        </msup>
      </mrow>
    </mrow>
    <annotation encoding="StarMath 5.0">B`=`2 м/с^2</annotation>
  </semantics>
</math>
</file>

<file path=Object 55/content.xml><?xml version="1.0" encoding="utf-8"?>
<math xmlns="http://www.w3.org/1998/Math/MathML" display="block">
  <semantics>
    <mrow>
      <msub>
        <mi>t</mi>
        <mn>0</mn>
      </msub>
      <mo stretchy="false">=</mo>
      <mn>0</mn>
    </mrow>
    <annotation encoding="StarMath 5.0">t_0 = 0</annotation>
  </semantics>
</math>
</file>

<file path=Object 56/content.xml><?xml version="1.0" encoding="utf-8"?>
<math xmlns="http://www.w3.org/1998/Math/MathML" display="block">
  <semantics>
    <mrow>
      <mrow>
        <mover accent="true">
          <mi>F</mi>
          <mo stretchy="true">⃗</mo>
        </mover>
        <mo stretchy="false">=</mo>
        <mover accent="true">
          <msub>
            <mi>F</mi>
            <mn>0</mn>
          </msub>
          <mo stretchy="true">⃗</mo>
        </mover>
      </mrow>
      <mi>cos</mi>
      <mi>ω</mi>
      <mi>t</mi>
    </mrow>
    <annotation encoding="StarMath 5.0">widevec {F} = widevec {F_0} cos %omega t</annotation>
  </semantics>
</math>
</file>

<file path=Object 57/content.xml><?xml version="1.0" encoding="utf-8"?>
<math xmlns="http://www.w3.org/1998/Math/MathML" display="block">
  <semantics>
    <mrow>
      <msub>
        <mi>r</mi>
        <mi>z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stretchy="false">∫</mo>
        <msup>
          <mi mathvariant="italic">Ct</mi>
          <mn>2</mn>
        </msup>
      </mrow>
      <mi mathvariant="italic">dt</mi>
      <mrow>
        <mspace width="0.5em"/>
        <mo stretchy="false">=</mo>
        <mspace width="0.5em"/>
      </mrow>
      <mrow>
        <mfrac>
          <msup>
            <mi mathvariant="italic">Ct</mi>
            <mn>3</mn>
          </msup>
          <mn>3</mn>
        </mfrac>
        <mo stretchy="false">+</mo>
        <msub>
          <mi>C</mi>
          <mn>3</mn>
        </msub>
      </mrow>
    </mrow>
    <annotation encoding="StarMath 5.0">r_z (t) `=` int Ct^2 dt `=` {frac {Ct^3} 3} + C_3</annotation>
  </semantics>
</math>
</file>

<file path=Object 58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row>
        <msub>
          <mi>C</mi>
          <mn>3</mn>
        </msub>
        <mo stretchy="false">=</mo>
        <mn>0</mn>
      </mrow>
    </mrow>
    <annotation encoding="StarMath 5.0">r_y (0) `=` C_3 = 0</annotation>
  </semantics>
</math>
</file>

<file path=Object 59/content.xml><?xml version="1.0" encoding="utf-8"?>
<math xmlns="http://www.w3.org/1998/Math/MathML" display="block">
  <semantics>
    <mrow>
      <msub>
        <mi>r</mi>
        <mi>z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sup>
          <mi mathvariant="italic">Ct</mi>
          <mn>3</mn>
        </msup>
        <mn>3</mn>
      </mfrac>
    </mrow>
    <annotation encoding="StarMath 5.0">r_z (t) `=` frac {Ct^3} 3</annotation>
  </semantics>
</math>
</file>

<file path=Object 6/content.xml><?xml version="1.0" encoding="utf-8"?>
<math xmlns="http://www.w3.org/1998/Math/MathML" display="block">
  <semantics>
    <mover accent="true">
      <mi>a</mi>
      <mo stretchy="true">⃗</mo>
    </mover>
    <annotation encoding="StarMath 5.0">widevec {a}</annotation>
  </semantics>
</math>
</file>

<file path=Object 60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sup>
          <mi mathvariant="italic">Bt</mi>
          <mn>2</mn>
        </msup>
        <mn>2</mn>
      </mfrac>
      <mrow>
        <mspace width="0.5em"/>
        <mo stretchy="false">=</mo>
        <mspace width="0.5em"/>
      </mrow>
      <mfrac>
        <mrow>
          <mn>2</mn>
          <mo stretchy="false">⋅</mo>
          <msup>
            <mn>2</mn>
            <mn>2</mn>
          </msup>
        </mrow>
        <mn>2</mn>
      </mfrac>
      <mrow>
        <mspace width="0.5em"/>
        <mo stretchy="false">=</mo>
        <mspace width="0.5em"/>
      </mrow>
      <mn>4</mn>
      <mi>м</mi>
    </mrow>
    <annotation encoding="StarMath 5.0">r_y (t) `=` frac {Bt^2} 2 `=` frac {2 cdot 2^2} 2 `=` 4 м</annotation>
  </semantics>
</math>
</file>

<file path=Object 61/content.xml><?xml version="1.0" encoding="utf-8"?>
<math xmlns="http://www.w3.org/1998/Math/MathML" display="block">
  <semantics>
    <mrow>
      <msub>
        <mi>r</mi>
        <mi>z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sup>
          <mi mathvariant="italic">Ct</mi>
          <mn>3</mn>
        </msup>
        <mn>3</mn>
      </mfrac>
      <mrow>
        <mspace width="0.5em"/>
        <mo stretchy="false">=</mo>
        <mspace width="0.5em"/>
      </mrow>
      <mfrac>
        <mrow>
          <mn>1</mn>
          <mrow>
            <mn>,5</mn>
            <mo stretchy="false">⋅</mo>
            <msup>
              <mn>2</mn>
              <mn>3</mn>
            </msup>
          </mrow>
        </mrow>
        <mn>3</mn>
      </mfrac>
      <mrow>
        <mspace width="0.5em"/>
        <mo stretchy="false">=</mo>
        <mspace width="0.5em"/>
      </mrow>
      <mfrac>
        <mn>12</mn>
        <mn>3</mn>
      </mfrac>
      <mrow>
        <mspace width="0.5em"/>
        <mo stretchy="false">=</mo>
        <mspace width="0.5em"/>
      </mrow>
      <mn>4</mn>
      <mi>м</mi>
    </mrow>
    <annotation encoding="StarMath 5.0">r_z (t) `=` frac {Ct^3} 3 `=` frac {1,5 cdot 2^3} 3 `=` frac 12 3 `=` 4 м</annotation>
  </semantics>
</math>
</file>

<file path=Object 62/content.xml><?xml version="1.0" encoding="utf-8"?>
<math xmlns="http://www.w3.org/1998/Math/MathML" display="block">
  <semantics>
    <mrow>
      <mover accent="true">
        <mi>v</mi>
        <mo stretchy="true">⃗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∫</mo>
          <mover accent="true">
            <mi>a</mi>
            <mo stretchy="true">⃗</mo>
          </mover>
        </mrow>
      </mrow>
      <mi mathvariant="italic">dt</mi>
    </mrow>
    <annotation encoding="StarMath 5.0">widevec {v} (t) = int widevec {a} dt</annotation>
  </semantics>
</math>
</file>

<file path=Object 63/content.xml><?xml version="1.0" encoding="utf-8"?>
<math xmlns="http://www.w3.org/1998/Math/MathML" display="block">
  <semantics>
    <mrow>
      <mover accent="true">
        <msub>
          <mi>a</mi>
          <mn>0</mn>
        </msub>
        <mo stretchy="true">⃗</mo>
      </mover>
      <mo stretchy="false">=</mo>
      <mfrac>
        <mover accent="true">
          <msub>
            <mi>F</mi>
            <mn>0</mn>
          </msub>
          <mo stretchy="true">⃗</mo>
        </mover>
        <mi>m</mi>
      </mfrac>
    </mrow>
    <annotation encoding="StarMath 5.0">widevec {a_0} = frac {widevec {F_0}} {m}</annotation>
  </semantics>
</math>
</file>

<file path=Object 64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=</mo>
        <mover accent="true">
          <msub>
            <mi>a</mi>
            <mn>0</mn>
          </msub>
          <mo stretchy="true">⃗</mo>
        </mover>
      </mrow>
      <mi>cos</mi>
      <mi>ω</mi>
      <mi>t</mi>
    </mrow>
    <annotation encoding="StarMath 5.0">widevec {a} = widevec {a_0} cos %omega t</annotation>
  </semantics>
</math>
</file>

<file path=Object 65/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frac>
        <mrow>
          <mi>d</mi>
          <mover accent="true">
            <mi>r</mi>
            <mo stretchy="true">⃗</mo>
          </mover>
        </mrow>
        <mi mathvariant="italic">dt</mi>
      </mfrac>
    </mrow>
    <annotation encoding="StarMath 5.0">widevec {V} = frac {d widevec {r}} {dt}</annotation>
  </semantics>
</math>
</file>

<file path=Object 66/content.xml><?xml version="1.0" encoding="utf-8"?>
<math xmlns="http://www.w3.org/1998/Math/MathML" display="block">
  <semantics>
    <mrow>
      <mover accent="true">
        <mi>r</mi>
        <mo stretchy="true">⃗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∫</mo>
          <mover accent="true">
            <mi>v</mi>
            <mo stretchy="true">⃗</mo>
          </mover>
        </mrow>
      </mrow>
      <mi mathvariant="italic">dt</mi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row>
              <mover accent="true">
                <mrow>
                  <mspace width="0.5em"/>
                  <mi>i</mi>
                  <mspace width="0.5em"/>
                </mrow>
                <mo stretchy="true">⃗</mo>
              </mover>
              <mrow>
                <mi>A</mi>
                <mo stretchy="false">+</mo>
                <mover accent="true">
                  <mrow>
                    <mi>j</mi>
                    <mspace width="0.5em"/>
                  </mrow>
                  <mo stretchy="true">⃗</mo>
                </mover>
              </mrow>
              <mrow>
                <mi mathvariant="italic">Bt</mi>
                <mo stretchy="false">+</mo>
                <mover accent="true">
                  <mrow>
                    <mi>k</mi>
                    <mspace width="0.5em"/>
                  </mrow>
                  <mo stretchy="true">⃗</mo>
                </mover>
              </mrow>
              <msup>
                <mi mathvariant="italic">Ct</mi>
                <mn>2</mn>
              </msup>
            </mrow>
          </mrow>
          <mo fence="true" form="postfix" stretchy="false">)</mo>
        </mrow>
      </mrow>
      <mi mathvariant="italic">dt</mi>
    </mrow>
    <annotation encoding="StarMath 5.0">widevec {r} (t) = int widevec {v}  dt `=` int (widevec {`i`} A + widevec {j`} Bt + widevec {k`} Ct^2)  dt</annotation>
  </semantics>
</math>
</file>

<file path=Object 67/content.xml><?xml version="1.0" encoding="utf-8"?>
<math xmlns="http://www.w3.org/1998/Math/MathML" display="block">
  <semantics>
    <mrow>
      <msub>
        <mi>r</mi>
        <mi>x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stretchy="false">∫</mo>
        <mi>A</mi>
      </mrow>
      <mi mathvariant="italic">dt</mi>
      <mrow>
        <mspace width="0.5em"/>
        <mo stretchy="false">=</mo>
        <mspace width="0.5em"/>
      </mrow>
      <mrow>
        <mi mathvariant="italic">At</mi>
        <mo stretchy="false">+</mo>
        <msub>
          <mi>C</mi>
          <mn>1</mn>
        </msub>
      </mrow>
    </mrow>
    <annotation encoding="StarMath 5.0">r_x (t) `=` int A dt `=` At + C_1</annotation>
  </semantics>
</math>
</file>

<file path=Object 68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stretchy="false">∫</mo>
        <mi mathvariant="italic">Bt</mi>
      </mrow>
      <mi mathvariant="italic">dt</mi>
      <mrow>
        <mspace width="0.5em"/>
        <mo stretchy="false">=</mo>
        <mspace width="0.5em"/>
      </mrow>
      <mrow>
        <mfrac>
          <msup>
            <mi mathvariant="italic">Bt</mi>
            <mn>2</mn>
          </msup>
          <mn>2</mn>
        </mfrac>
        <mo stretchy="false">+</mo>
        <msub>
          <mi>C</mi>
          <mn>2</mn>
        </msub>
      </mrow>
    </mrow>
    <annotation encoding="StarMath 5.0">r_y (t) `=` int Bt dt `=` {frac {Bt^2} 2} + C_2</annotation>
  </semantics>
</math>
</file>

<file path=Object 69/content.xml><?xml version="1.0" encoding="utf-8"?>
<math xmlns="http://www.w3.org/1998/Math/MathML" display="block">
  <semantics>
    <mrow>
      <mover accent="true">
        <msub>
          <mi>r</mi>
          <mn>0</mn>
        </msub>
        <mo stretchy="true">⃗</mo>
      </mover>
      <mo stretchy="false">=</mo>
      <mn>0</mn>
    </mrow>
    <annotation encoding="StarMath 5.0">widevec {r_0} = 0</annotation>
  </semantics>
</math>
</file>

<file path=Object 7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row>
        <mo fence="true" form="prefix" stretchy="true">|</mo>
        <mrow>
          <mover accent="true">
            <mi>a</mi>
            <mo stretchy="true">⃗</mo>
          </mover>
        </mrow>
        <mo fence="true" form="postfix" stretchy="true">|</mo>
      </mrow>
    </mrow>
    <annotation encoding="StarMath 5.0">a `=` abs widevec {a}</annotation>
  </semantics>
</math>
</file>

<file path=Object 70/content.xml><?xml version="1.0" encoding="utf-8"?>
<math xmlns="http://www.w3.org/1998/Math/MathML" display="block">
  <semantics>
    <mrow>
      <msub>
        <mi>r</mi>
        <mi>x</mi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row>
        <msub>
          <mi>C</mi>
          <mn>1</mn>
        </msub>
        <mo stretchy="false">=</mo>
        <mn>0</mn>
      </mrow>
    </mrow>
    <annotation encoding="StarMath 5.0">r_x (0) `=` C_1 = 0</annotation>
  </semantics>
</math>
</file>

<file path=Object 71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row>
        <msub>
          <mi>C</mi>
          <mn>2</mn>
        </msub>
        <mo stretchy="false">=</mo>
        <mn>0</mn>
      </mrow>
    </mrow>
    <annotation encoding="StarMath 5.0">r_y (0) `=` C_2 = 0</annotation>
  </semantics>
</math>
</file>

<file path=Object 72/content.xml><?xml version="1.0" encoding="utf-8"?>
<math xmlns="http://www.w3.org/1998/Math/MathML" display="block">
  <semantics>
    <mrow>
      <msub>
        <mi>r</mi>
        <mi>x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 mathvariant="italic">At</mi>
    </mrow>
    <annotation encoding="StarMath 5.0">r_x (t) `=` At</annotation>
  </semantics>
</math>
</file>

<file path=Object 73/content.xml><?xml version="1.0" encoding="utf-8"?>
<math xmlns="http://www.w3.org/1998/Math/MathML" display="block">
  <semantics>
    <mrow>
      <msub>
        <mi>r</mi>
        <mi>y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sup>
          <mi mathvariant="italic">Bt</mi>
          <mn>2</mn>
        </msup>
        <mn>2</mn>
      </mfrac>
    </mrow>
    <annotation encoding="StarMath 5.0">r_y (t) `=` frac {Bt^2} 2</annotation>
  </semantics>
</math>
</file>

<file path=Object 74/content.xml><?xml version="1.0" encoding="utf-8"?>
<math xmlns="http://www.w3.org/1998/Math/MathML" display="block">
  <semantics>
    <mrow>
      <msub>
        <mi>r</mi>
        <mi>x</mi>
      </msub>
      <mrow>
        <mo fence="true" form="prefix" stretchy="false">(</mo>
        <mrow>
          <mn>2</mn>
        </mrow>
        <mo fence="true" form="postfix" stretchy="false">)</mo>
      </mrow>
      <mrow>
        <mspace width="0.5em"/>
        <mo stretchy="false">=</mo>
        <mspace width="0.5em"/>
      </mrow>
      <mrow>
        <mi>A</mi>
        <mo stretchy="false">⋅</mo>
        <mi>t</mi>
      </mrow>
      <mrow>
        <mspace width="0.5em"/>
        <mo stretchy="false">=</mo>
        <mspace width="0.5em"/>
      </mrow>
      <mrow>
        <mn>1</mn>
        <mo stretchy="false">⋅</mo>
        <mn>2</mn>
      </mrow>
      <mrow>
        <mspace width="0.5em"/>
        <mo stretchy="false">=</mo>
        <mspace width="0.5em"/>
      </mrow>
      <mn>2</mn>
      <mi>м</mi>
    </mrow>
    <annotation encoding="StarMath 5.0">r_x (2) `=` A cdot t `=` 1 cdot 2  `=` 2 м</annotation>
  </semantics>
</math>
</file>

<file path=Object 75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stretchy="false">∫</mo>
        <mover accent="true">
          <mi>a</mi>
          <mo stretchy="true">⃗</mo>
        </mover>
      </mrow>
      <mi mathvariant="italic">dt</mi>
      <mrow>
        <mspace width="0.5em"/>
        <mo stretchy="false">=</mo>
        <mspace width="0.5em"/>
      </mrow>
      <mrow>
        <mo stretchy="false">∫</mo>
        <mover accent="true">
          <msub>
            <mi>a</mi>
            <mn>0</mn>
          </msub>
          <mo stretchy="true">⃗</mo>
        </mover>
      </mrow>
      <mi>cos</mi>
      <mi>ω</mi>
      <mi>t</mi>
      <mi mathvariant="italic">dt</mi>
      <mrow>
        <mspace width="0.5em"/>
        <mo stretchy="false">=</mo>
        <mspace width="0.5em"/>
      </mrow>
      <mover accent="true">
        <msub>
          <mi>a</mi>
          <mn>0</mn>
        </msub>
        <mo stretchy="true">⃗</mo>
      </mover>
      <mrow>
        <mfrac>
          <mrow>
            <mi>sin</mi>
            <mrow>
              <mi>ω</mi>
              <mi>t</mi>
            </mrow>
          </mrow>
          <mi>ω</mi>
        </mfrac>
        <mo stretchy="false">+</mo>
        <mover accent="true">
          <msub>
            <mi>C</mi>
            <mn>1</mn>
          </msub>
          <mo stretchy="true">⃗</mo>
        </mover>
      </mrow>
    </mrow>
    <annotation encoding="StarMath 5.0">widevec {v} (t) `=` int widevec {a} dt `=` int widevec {a_0} cos %omega t dt `=` widevec {a_0} {frac {sin{%omega t}} {%omega}} + widevec {C_1}</annotation>
  </semantics>
</math>
</file>

<file path=Object 76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over accent="true">
        <msub>
          <mi>a</mi>
          <mn>0</mn>
        </msub>
        <mo stretchy="true">⃗</mo>
      </mover>
      <mrow>
        <mfrac>
          <mrow>
            <mi>sin</mi>
            <mn>0</mn>
          </mrow>
          <mi>ω</mi>
        </mfrac>
        <mo stretchy="false">+</mo>
        <mover accent="true">
          <msub>
            <mi>C</mi>
            <mn>1</mn>
          </msub>
          <mo stretchy="true">⃗</mo>
        </mover>
      </mrow>
      <mrow>
        <mspace width="0.5em"/>
        <mo stretchy="false">=</mo>
        <mspace width="0.5em"/>
      </mrow>
      <mn>0</mn>
      <mspace width="1em"/>
      <mo stretchy="false">⇒</mo>
      <mspace width="1em"/>
      <mover accent="true">
        <msub>
          <mi>C</mi>
          <mn>1</mn>
        </msub>
        <mo stretchy="true">⃗</mo>
      </mover>
      <mrow>
        <mspace width="0.5em"/>
        <mo stretchy="false">=</mo>
        <mspace width="0.5em"/>
      </mrow>
      <mn>0</mn>
    </mrow>
    <annotation encoding="StarMath 5.0">widevec {v} (0) `=` widevec {a_0} {frac {sin{0}} {%omega}} + widevec {C_1} `=` 0 ``drarrow`` widevec {C_1} `=` 0</annotation>
  </semantics>
</math>
</file>

<file path=Object 77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over accent="true">
        <msub>
          <mi>a</mi>
          <mn>0</mn>
        </msub>
        <mo stretchy="true">⃗</mo>
      </mover>
      <mfrac>
        <mrow>
          <mi>sin</mi>
          <mrow>
            <mi>ω</mi>
            <mi>t</mi>
          </mrow>
        </mrow>
        <mi>ω</mi>
      </mfrac>
    </mrow>
    <annotation encoding="StarMath 5.0">widevec {v} (t) `=` widevec {a_0} {frac {sin{%omega t}} {%omega}}</annotation>
  </semantics>
</math>
</file>

<file path=Object 78/content.xml><?xml version="1.0" encoding="utf-8"?>
<math xmlns="http://www.w3.org/1998/Math/MathML" display="block">
  <semantics>
    <mrow>
      <mover accent="true">
        <mi>v</mi>
        <mo stretchy="true">⃗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0</mn>
      </mrow>
    </mrow>
    <annotation encoding="StarMath 5.0">widevec {v} (t) = 0</annotation>
  </semantics>
</math>
</file>

<file path=Object 79/content.xml><?xml version="1.0" encoding="utf-8"?>
<math xmlns="http://www.w3.org/1998/Math/MathML" display="block">
  <semantics>
    <mrow>
      <mi>sin</mi>
      <mrow>
        <mi>ω</mi>
        <mi>t</mi>
      </mrow>
      <mrow>
        <mspace width="0.5em"/>
        <mo stretchy="false">=</mo>
        <mspace width="0.5em"/>
      </mrow>
      <mn>0</mn>
    </mrow>
    <annotation encoding="StarMath 5.0">sin{%omega t} `=` 0</annotation>
  </semantics>
</math>
</file>

<file path=Object 8/content.xml><?xml version="1.0" encoding="utf-8"?>
<math xmlns="http://www.w3.org/1998/Math/MathML" display="block">
  <semantics>
    <mover accent="true">
      <mi>a</mi>
      <mo stretchy="true">⃗</mo>
    </mover>
    <annotation encoding="StarMath 5.0">widevec {a}</annotation>
  </semantics>
</math>
</file>

<file path=Object 80/content.xml><?xml version="1.0" encoding="utf-8"?>
<math xmlns="http://www.w3.org/1998/Math/MathML" display="block">
  <semantics>
    <mrow>
      <mi>r</mi>
      <mrow>
        <mspace width="0.5em"/>
        <mo stretchy="false">=</mo>
        <mspace width="0.5em"/>
      </mrow>
      <msqrt>
        <mrow>
          <msup>
            <msub>
              <mi>r</mi>
              <mi>x</mi>
            </msub>
            <mn>2</mn>
          </msup>
          <mo stretchy="false">+</mo>
          <msup>
            <msub>
              <mi>r</mi>
              <mi>y</mi>
            </msub>
            <mn>2</mn>
          </msup>
          <mo stretchy="false">+</mo>
          <msup>
            <msub>
              <mi>r</mi>
              <mi>z</mi>
            </msub>
            <mn>2</mn>
          </msup>
        </mrow>
      </msqrt>
    </mrow>
    <annotation encoding="StarMath 5.0">r `=` sqrt {{r_x}^2 + {r_y}^2 + {r_z}^2}</annotation>
  </semantics>
</math>
</file>

<file path=Object 81/content.xml><?xml version="1.0" encoding="utf-8"?>
<math xmlns="http://www.w3.org/1998/Math/MathML" display="block">
  <semantics>
    <mrow>
      <mi>r</mi>
      <mrow>
        <mspace width="0.5em"/>
        <mo stretchy="false">=</mo>
        <mspace width="0.5em"/>
      </mrow>
      <msqrt>
        <mrow>
          <msup>
            <mn>2</mn>
            <mn>2</mn>
          </msup>
          <mo stretchy="false">+</mo>
          <msup>
            <mn>4</mn>
            <mn>2</mn>
          </msup>
          <mo stretchy="false">+</mo>
          <msup>
            <mn>4</mn>
            <mn>2</mn>
          </msup>
        </mrow>
      </msqrt>
      <mrow>
        <mspace width="0.5em"/>
        <mo stretchy="false">=</mo>
        <mspace width="0.5em"/>
      </mrow>
      <msqrt>
        <mrow>
          <mn>4</mn>
          <mo stretchy="false">+</mo>
          <mn>16</mn>
          <mo stretchy="false">+</mo>
          <mn>16</mn>
        </mrow>
      </msqrt>
      <mrow>
        <mspace width="0.5em"/>
        <mo stretchy="false">=</mo>
        <mspace width="0.5em"/>
      </mrow>
      <msqrt>
        <mn>36</mn>
      </msqrt>
      <mrow>
        <mspace width="0.5em"/>
        <mo stretchy="false">=</mo>
        <mspace width="0.5em"/>
      </mrow>
      <mn>6</mn>
      <mi>м</mi>
      <mi>.</mi>
    </mrow>
    <annotation encoding="StarMath 5.0">r `=` sqrt {2^2 + 4^2 + 4^2} `=` sqrt {4 + 16 + 16} `=` sqrt {36} `=` 6 м.</annotation>
  </semantics>
</math>
</file>

<file path=Object 82/content.xml><?xml version="1.0" encoding="utf-8"?>
<math xmlns="http://www.w3.org/1998/Math/MathML" display="block">
  <semantics>
    <mrow>
      <msub>
        <mi>t</mi>
        <mn>0</mn>
      </msub>
      <mo stretchy="false">=</mo>
      <mn>0</mn>
    </mrow>
    <annotation encoding="StarMath 5.0">t_0 = 0</annotation>
  </semantics>
</math>
</file>

<file path=Object 83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1</mn>
      <mn>,5</mn>
      <mrow>
        <mi>м</mi>
        <mo stretchy="false">/</mo>
        <msup>
          <mi>с</mi>
          <mn>3</mn>
        </msup>
      </mrow>
    </mrow>
    <annotation encoding="StarMath 5.0">C`=`1,5 м/с^3</annotation>
  </semantics>
</math>
</file>

<file path=Object 84/content.xml><?xml version="1.0" encoding="utf-8"?>
<math xmlns="http://www.w3.org/1998/Math/MathML" display="block">
  <semantics>
    <mover accent="true">
      <msub>
        <mi>F</mi>
        <mn>0</mn>
      </msub>
      <mo stretchy="true">⃗</mo>
    </mover>
    <annotation encoding="StarMath 5.0">widevec {F_0}</annotation>
  </semantics>
</math>
</file>

<file path=Object 85/content.xml><?xml version="1.0" encoding="utf-8"?>
<math xmlns="http://www.w3.org/1998/Math/MathML" display="block">
  <semantics>
    <mi>ω</mi>
    <annotation encoding="StarMath 5.0">%omega</annotation>
  </semantics>
</math>
</file>

<file path=Object 8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frac>
        <msub>
          <mi>V</mi>
          <mi>M</mi>
        </msub>
        <mi>V</mi>
      </mfrac>
    </mrow>
    <annotation encoding="StarMath 5.0">n`=` frac V_M V</annotation>
  </semantics>
</math>
</file>

<file path=Object 87/content.xml><?xml version="1.0" encoding="utf-8"?>
<math xmlns="http://www.w3.org/1998/Math/MathML" display="block">
  <semantics>
    <mrow>
      <mover accent="true">
        <mi>v</mi>
        <mo stretchy="true">⃗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0</mn>
      </mrow>
    </mrow>
    <annotation encoding="StarMath 5.0">widevec {v} (t) = 0</annotation>
  </semantics>
</math>
</file>

<file path=Object 88/content.xml><?xml version="1.0" encoding="utf-8"?>
<math xmlns="http://www.w3.org/1998/Math/MathML" display="block">
  <semantics>
    <mover accent="true">
      <msub>
        <mi>F</mi>
        <mn>0</mn>
      </msub>
      <mo stretchy="true">⃗</mo>
    </mover>
    <annotation encoding="StarMath 5.0">widevec {F_0}</annotation>
  </semantics>
</math>
</file>

<file path=Object 89/content.xml><?xml version="1.0" encoding="utf-8"?>
<math xmlns="http://www.w3.org/1998/Math/MathML" display="block">
  <semantics>
    <mi>ω</mi>
    <annotation encoding="StarMath 5.0">%omega</annotation>
  </semantics>
</math>
</file>

<file path=Object 9/content.xml><?xml version="1.0" encoding="utf-8"?>
<math xmlns="http://www.w3.org/1998/Math/MathML" display="block">
  <semantics>
    <mrow>
      <mrow>
        <mover accent="true">
          <mi>r</mi>
          <mo stretchy="true">⃗</mo>
        </mover>
        <mo stretchy="false">⋅</mo>
        <mfrac>
          <mover accent="true">
            <mi>a</mi>
            <mo stretchy="true">⃗</mo>
          </mover>
          <mi>a</mi>
        </mfrac>
      </mrow>
      <mrow>
        <mspace width="0.5em"/>
        <mo stretchy="false">=</mo>
        <mspace width="0.5em"/>
      </mrow>
      <mfrac>
        <mi>a</mi>
        <mn>2</mn>
      </mfrac>
    </mrow>
    <annotation encoding="StarMath 5.0">widevec {r} cdot frac widevec {a} a `=` frac a 2</annotation>
  </semantics>
</math>
</file>

<file path=Object 90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=</mo>
        <mfrac>
          <mover accent="true">
            <mi>F</mi>
            <mo stretchy="true">⃗</mo>
          </mover>
          <mi>m</mi>
        </mfrac>
      </mrow>
      <mrow>
        <mspace width="0.5em"/>
        <mo stretchy="false">=</mo>
        <mspace width="0.5em"/>
      </mrow>
      <mfrac>
        <mrow>
          <mover accent="true">
            <msub>
              <mi>F</mi>
              <mn>0</mn>
            </msub>
            <mo stretchy="true">⃗</mo>
          </mover>
          <mi>cos</mi>
          <mi>ω</mi>
          <mi>t</mi>
        </mrow>
        <mi>m</mi>
      </mfrac>
    </mrow>
    <annotation encoding="StarMath 5.0">widevec {a} = frac {widevec {F}} {m} `=` frac {widevec {F_0} cos %omega t} {m} </annotation>
  </semantics>
</math>
</file>

<file path=Object 91/content.xml><?xml version="1.0" encoding="utf-8"?>
<math xmlns="http://www.w3.org/1998/Math/MathML" display="block">
  <semantics>
    <mrow>
      <mi>sin</mi>
      <mrow>
        <mi>ω</mi>
        <mi>t</mi>
      </mrow>
      <mrow>
        <mspace width="0.5em"/>
        <mo stretchy="false">=</mo>
        <mspace width="0.5em"/>
      </mrow>
      <mn>0</mn>
    </mrow>
    <annotation encoding="StarMath 5.0">sin{%omega t} `=` 0</annotation>
  </semantics>
</math>
</file>

<file path=Object 92/content.xml><?xml version="1.0" encoding="utf-8"?>
<math xmlns="http://www.w3.org/1998/Math/MathML" display="block">
  <semantics>
    <mrow>
      <mrow>
        <mi>ω</mi>
        <mi>t</mi>
      </mrow>
      <mrow>
        <mspace width="0.5em"/>
        <mo stretchy="false">=</mo>
        <mspace width="0.5em"/>
      </mrow>
      <mi>π</mi>
      <mspace width="1.5em"/>
      <mo stretchy="false">⇒</mo>
      <mspace width="1.5em"/>
      <mi>t</mi>
      <mrow>
        <mspace width="0.5em"/>
        <mo stretchy="false">=</mo>
        <mspace width="0.5em"/>
      </mrow>
      <mfrac>
        <mi>π</mi>
        <mi>ω</mi>
      </mfrac>
    </mrow>
    <annotation encoding="StarMath 5.0">{%omega t} `=` %pi ``` drarrow ``` t `=`frac %pi %omega </annotation>
  </semantics>
</math>
</file>

<file path=Object 93/content.xml><?xml version="1.0" encoding="utf-8"?>
<math xmlns="http://www.w3.org/1998/Math/MathML" display="block">
  <semantics>
    <mrow>
      <msub>
        <mi>t</mi>
        <mi mathvariant="italic">ост</mi>
      </msub>
      <mrow>
        <mspace width="0.5em"/>
        <mo stretchy="false">=</mo>
        <mspace width="0.5em"/>
      </mrow>
      <mfrac>
        <mi>π</mi>
        <mi>ω</mi>
      </mfrac>
    </mrow>
    <annotation encoding="StarMath 5.0">t_ост `=`frac %pi %omega </annotation>
  </semantics>
</math>
</file>

<file path=Object 94/content.xml><?xml version="1.0" encoding="utf-8"?>
<math xmlns="http://www.w3.org/1998/Math/MathML" display="block">
  <semantics>
    <mrow>
      <msub>
        <mi>t</mi>
        <mi mathvariant="italic">ост</mi>
      </msub>
      <mrow>
        <mspace width="0.5em"/>
        <mo stretchy="false">=</mo>
        <mspace width="0.5em"/>
      </mrow>
      <mfrac>
        <mi>π</mi>
        <mi>ω</mi>
      </mfrac>
    </mrow>
    <annotation encoding="StarMath 5.0">t_ост `=`frac %pi %omega </annotation>
  </semantics>
</math>
</file>

<file path=Object 95/content.xml><?xml version="1.0" encoding="utf-8"?>
<math xmlns="http://www.w3.org/1998/Math/MathML" display="block">
  <semantics>
    <mrow>
      <mi>s</mi>
      <mrow>
        <mspace width="0.5em"/>
        <mo stretchy="false">=</mo>
        <mspace width="0.5em"/>
      </mrow>
      <mfrac>
        <mrow>
          <mn>2</mn>
          <msub>
            <mi>F</mi>
            <mn>0</mn>
          </msub>
        </mrow>
        <mrow>
          <mi>m</mi>
          <msup>
            <mi>ω</mi>
            <mn>2</mn>
          </msup>
        </mrow>
      </mfrac>
    </mrow>
    <annotation encoding="StarMath 5.0">s `=` frac {2 F_0}{m{%omega}^2}</annotation>
  </semantics>
</math>
</file>

<file path=Object 96/content.xml><?xml version="1.0" encoding="utf-8"?>
<math xmlns="http://www.w3.org/1998/Math/MathML" display="block">
  <semantics>
    <mrow>
      <mrow>
        <mi>d</mi>
        <mo stretchy="false">=</mo>
        <mn>3.7</mn>
      </mrow>
      <mrow>
        <mover accent="true">
          <mi>A</mi>
          <mo stretchy="false">˚</mo>
        </mover>
        <mo stretchy="false">=</mo>
        <mn>3.7</mn>
      </mrow>
      <mi>×</mi>
      <msup>
        <mn>10</mn>
        <mrow>
          <mi>−</mi>
          <mn>10</mn>
        </mrow>
      </msup>
      <mi>м</mi>
    </mrow>
    <annotation encoding="StarMath 5.0">d = 3.7 circle A = 3.7×10^{−10} м</annotation>
  </semantics>
</math>
</file>

<file path=Object 97/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frac>
        <mrow>
          <mi>d</mi>
          <mover accent="true">
            <mi>r</mi>
            <mo stretchy="true">⃗</mo>
          </mover>
        </mrow>
        <mi mathvariant="italic">dt</mi>
      </mfrac>
    </mrow>
    <annotation encoding="StarMath 5.0">widevec {v} = frac {d widevec {r}} {dt}</annotation>
  </semantics>
</math>
</file>

<file path=Object 98/content.xml><?xml version="1.0" encoding="utf-8"?>
<math xmlns="http://www.w3.org/1998/Math/MathML" display="block">
  <semantics>
    <mrow>
      <mover accent="true">
        <mi>r</mi>
        <mo stretchy="true">⃗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∫</mo>
          <mover accent="true">
            <mi>v</mi>
            <mo stretchy="true">⃗</mo>
          </mover>
        </mrow>
      </mrow>
      <mi mathvariant="italic">dt</mi>
      <mrow>
        <mspace width="0.5em"/>
        <mo stretchy="false">=</mo>
        <mspace width="0.5em"/>
      </mrow>
      <mrow>
        <mo stretchy="false">∫</mo>
        <mover accent="true">
          <msub>
            <mi>a</mi>
            <mn>0</mn>
          </msub>
          <mo stretchy="true">⃗</mo>
        </mover>
      </mrow>
      <mfrac>
        <mrow>
          <mi>sin</mi>
          <mrow>
            <mi>ω</mi>
            <mi>t</mi>
          </mrow>
        </mrow>
        <mi>ω</mi>
      </mfrac>
      <mi mathvariant="italic">dt</mi>
    </mrow>
    <annotation encoding="StarMath 5.0">widevec {r} (t) = int widevec {v}  dt `=` int widevec {a_0} {frac {sin{%omega t}} {%omega}}  dt</annotation>
  </semantics>
</math>
</file>

<file path=Object 99/content.xml><?xml version="1.0" encoding="utf-8"?>
<math xmlns="http://www.w3.org/1998/Math/MathML" display="block">
  <semantics>
    <mrow>
      <mover accent="true">
        <mi>v</mi>
        <mo stretchy="true">⃗</mo>
      </mover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widevec {v}(0) = 0</annotation>
  </semantics>
</math>
</file>